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49">
            <text:p>4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05">
            <text:p>10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52">
            <text:p>15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814">
            <text:p>481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8193">
            <text:p>819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8932">
            <text:p>893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10">
            <text:p>2020-11-1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6 - 1.3)">
            <text:p>(0.86 - 1.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6">
            <text:p>0.9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0.5">
            <text:p>90.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56688963210702">
            <text:p>0.0756688963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606366958983">
            <text:p>1.2760636696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50262613065682">
            <text:p>9.502626130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7.125">
            <text:p>87.12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85416666666667">
            <text:p>0.0885416667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2526150173611">
            <text:p>1.3252615017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17015949614639">
            <text:p>8.170159496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32">
            <text:p>1232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65584415584416">
            <text:p>0.0665584416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163739669421">
            <text:p>1.2416373967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7569655547737">
            <text:p>10.756965554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21">
            <text:p>1521</text:p>
          </table:table-cell>
          <table:table-cell office:value-type="float" office:value="59.25">
            <text:p>59.25</text:p>
          </table:table-cell>
          <table:table-cell office:value-type="float" office:value="47.5">
            <text:p>47.5</text:p>
          </table:table-cell>
          <table:table-cell office:value-type="float" office:value="113.5">
            <text:p>113.5</text:p>
          </table:table-cell>
          <table:table-cell office:value-type="float" office:value="0.178463855421687">
            <text:p>0.1784638554</text:p>
          </table:table-cell>
          <table:table-cell office:value-type="float" office:value="0.0724085365853658">
            <text:p>0.0724085366</text:p>
          </table:table-cell>
          <table:table-cell office:value-type="float" office:value="0.0746219592373439">
            <text:p>0.0746219592</text:p>
          </table:table-cell>
          <table:table-cell office:value-type="float" office:value="1.68704821545217">
            <text:p>1.6870482155</text:p>
          </table:table-cell>
          <table:table-cell office:value-type="float" office:value="1.26370615054283">
            <text:p>1.2637061505</text:p>
          </table:table-cell>
          <table:table-cell office:value-type="float" office:value="1.27209099345953">
            <text:p>1.2720909935</text:p>
          </table:table-cell>
          <table:table-cell office:value-type="float" office:value="4.22105655495347">
            <text:p>4.221056555</text:p>
          </table:table-cell>
          <table:table-cell office:value-type="float" office:value="9.9152633052514">
            <text:p>9.9152633053</text:p>
          </table:table-cell>
          <table:table-cell office:value-type="float" office:value="9.63119978232795">
            <text:p>9.631199782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84">
            <text:p>1384</text:p>
          </table:table-cell>
          <table:table-cell office:value-type="float" office:value="54.625">
            <text:p>54.625</text:p>
          </table:table-cell>
          <table:table-cell office:value-type="float" office:value="73.375">
            <text:p>73.375</text:p>
          </table:table-cell>
          <table:table-cell office:value-type="float" office:value="147.5">
            <text:p>147.5</text:p>
          </table:table-cell>
          <table:table-cell office:value-type="float" office:value="0.156968390804598">
            <text:p>0.1569683908</text:p>
          </table:table-cell>
          <table:table-cell office:value-type="float" office:value="0.116099683544304">
            <text:p>0.1160996835</text:p>
          </table:table-cell>
          <table:table-cell office:value-type="float" office:value="0.106575144508671">
            <text:p>0.1065751445</text:p>
          </table:table-cell>
          <table:table-cell office:value-type="float" office:value="1.59768195621119">
            <text:p>1.5976819562</text:p>
          </table:table-cell>
          <table:table-cell office:value-type="float" office:value="1.43276799998247">
            <text:p>1.432768</text:p>
          </table:table-cell>
          <table:table-cell office:value-type="float" office:value="1.39527519817735">
            <text:p>1.3952751982</text:p>
          </table:table-cell>
          <table:table-cell office:value-type="float" office:value="4.75399390022151">
            <text:p>4.7539939002</text:p>
          </table:table-cell>
          <table:table-cell office:value-type="float" office:value="6.31050647440692">
            <text:p>6.3105064744</text:p>
          </table:table-cell>
          <table:table-cell office:value-type="float" office:value="6.84456025739009">
            <text:p>6.844560257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808">
            <text:p>1808</text:p>
          </table:table-cell>
          <table:table-cell office:value-type="float" office:value="13.75">
            <text:p>13.75</text:p>
          </table:table-cell>
          <table:table-cell office:value-type="float" office:value="95">
            <text:p>95</text:p>
          </table:table-cell>
          <table:table-cell office:value-type="float" office:value="306.5">
            <text:p>306.5</text:p>
          </table:table-cell>
          <table:table-cell office:value-type="float" office:value="0.0376712328767123">
            <text:p>0.0376712329</text:p>
          </table:table-cell>
          <table:table-cell office:value-type="float" office:value="0.121483375959079">
            <text:p>0.121483376</text:p>
          </table:table-cell>
          <table:table-cell office:value-type="float" office:value="0.169524336283186">
            <text:p>0.1695243363</text:p>
          </table:table-cell>
          <table:table-cell office:value-type="float" office:value="1.13463079376994">
            <text:p>1.1346307938</text:p>
          </table:table-cell>
          <table:table-cell office:value-type="float" office:value="1.45411790870023">
            <text:p>1.4541179087</text:p>
          </table:table-cell>
          <table:table-cell office:value-type="float" office:value="1.64966263815197">
            <text:p>1.6496626382</text:p>
          </table:table-cell>
          <table:table-cell office:value-type="float" office:value="18.7443446228369">
            <text:p>18.7443446228</text:p>
          </table:table-cell>
          <table:table-cell office:value-type="float" office:value="6.04564820590368">
            <text:p>6.0456482059</text:p>
          </table:table-cell>
          <table:table-cell office:value-type="float" office:value="4.42630872419855">
            <text:p>4.426308724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76">
            <text:p>1976</text:p>
          </table:table-cell>
          <table:table-cell office:value-type="float" office:value="40">
            <text:p>40</text:p>
          </table:table-cell>
          <table:table-cell office:value-type="float" office:value="34.875">
            <text:p>34.875</text:p>
          </table:table-cell>
          <table:table-cell office:value-type="float" office:value="159.375">
            <text:p>159.375</text:p>
          </table:table-cell>
          <table:table-cell office:value-type="float" office:value="0.116959064327485">
            <text:p>0.1169590643</text:p>
          </table:table-cell>
          <table:table-cell office:value-type="float" office:value="0.04541015625">
            <text:p>0.0454101563</text:p>
          </table:table-cell>
          <table:table-cell office:value-type="float" office:value="0.0806553643724696">
            <text:p>0.0806553644</text:p>
          </table:table-cell>
          <table:table-cell office:value-type="float" office:value="1.43616839369379">
            <text:p>1.4361683937</text:p>
          </table:table-cell>
          <table:table-cell office:value-type="float" office:value="1.16297722816467">
            <text:p>1.1629772282</text:p>
          </table:table-cell>
          <table:table-cell office:value-type="float" office:value="1.29504413939567">
            <text:p>1.2950441394</text:p>
          </table:table-cell>
          <table:table-cell office:value-type="float" office:value="6.26659420976186">
            <text:p>6.2665942098</text:p>
          </table:table-cell>
          <table:table-cell office:value-type="float" office:value="15.608152855994">
            <text:p>15.608152856</text:p>
          </table:table-cell>
          <table:table-cell office:value-type="float" office:value="8.93603130410497">
            <text:p>8.936031304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12">
            <text:p>912</text:p>
          </table:table-cell>
          <table:table-cell office:value-type="float" office:value="1904">
            <text:p>1904</text:p>
          </table:table-cell>
          <table:table-cell office:value-type="float" office:value="61.875">
            <text:p>61.875</text:p>
          </table:table-cell>
          <table:table-cell office:value-type="float" office:value="66.25">
            <text:p>66.25</text:p>
          </table:table-cell>
          <table:table-cell office:value-type="float" office:value="57.75">
            <text:p>57.75</text:p>
          </table:table-cell>
          <table:table-cell office:value-type="float" office:value="0.188643292682927">
            <text:p>0.1886432927</text:p>
          </table:table-cell>
          <table:table-cell office:value-type="float" office:value="0.0726425438596491">
            <text:p>0.0726425439</text:p>
          </table:table-cell>
          <table:table-cell office:value-type="float" office:value="0.0303308823529412">
            <text:p>0.0303308824</text:p>
          </table:table-cell>
          <table:table-cell office:value-type="float" office:value="1.73000065646379">
            <text:p>1.7300006565</text:p>
          </table:table-cell>
          <table:table-cell office:value-type="float" office:value="1.26459170429844">
            <text:p>1.2645917043</text:p>
          </table:table-cell>
          <table:table-cell office:value-type="float" office:value="1.10796121458694">
            <text:p>1.1079612146</text:p>
          </table:table-cell>
          <table:table-cell office:value-type="float" office:value="4.01097671553978">
            <text:p>4.0109767155</text:p>
          </table:table-cell>
          <table:table-cell office:value-type="float" office:value="9.88441357181937">
            <text:p>9.8844135718</text:p>
          </table:table-cell>
          <table:table-cell office:value-type="float" office:value="23.1977001781943">
            <text:p>23.197700178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05">
            <text:p>1005</text:p>
          </table:table-cell>
          <table:table-cell office:value-type="float" office:value="2260">
            <text:p>2260</text:p>
          </table:table-cell>
          <table:table-cell office:value-type="float" office:value="74.5">
            <text:p>74.5</text:p>
          </table:table-cell>
          <table:table-cell office:value-type="float" office:value="177.5">
            <text:p>177.5</text:p>
          </table:table-cell>
          <table:table-cell office:value-type="float" office:value="81.125">
            <text:p>81.125</text:p>
          </table:table-cell>
          <table:table-cell office:value-type="float" office:value="0.206944444444444">
            <text:p>0.2069444444</text:p>
          </table:table-cell>
          <table:table-cell office:value-type="float" office:value="0.176616915422886">
            <text:p>0.1766169154</text:p>
          </table:table-cell>
          <table:table-cell office:value-type="float" office:value="0.035896017699115">
            <text:p>0.0358960177</text:p>
          </table:table-cell>
          <table:table-cell office:value-type="float" office:value="1.80824452160494">
            <text:p>1.8082445216</text:p>
          </table:table-cell>
          <table:table-cell office:value-type="float" office:value="1.67929853221455">
            <text:p>1.6792985322</text:p>
          </table:table-cell>
          <table:table-cell office:value-type="float" office:value="1.12816156915675">
            <text:p>1.1281615692</text:p>
          </table:table-cell>
          <table:table-cell office:value-type="float" office:value="3.68515141647349">
            <text:p>3.6851514165</text:p>
          </table:table-cell>
          <table:table-cell office:value-type="float" office:value="4.26176289525338">
            <text:p>4.2617628953</text:p>
          </table:table-cell>
          <table:table-cell office:value-type="float" office:value="19.6543994477368">
            <text:p>19.654399447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81">
            <text:p>1181</text:p>
          </table:table-cell>
          <table:table-cell office:value-type="float" office:value="3049">
            <text:p>3049</text:p>
          </table:table-cell>
          <table:table-cell office:value-type="float" office:value="95.125">
            <text:p>95.125</text:p>
          </table:table-cell>
          <table:table-cell office:value-type="float" office:value="-4">
            <text:p>-4</text:p>
          </table:table-cell>
          <table:table-cell office:value-type="float" office:value="38.75">
            <text:p>38.75</text:p>
          </table:table-cell>
          <table:table-cell office:value-type="float" office:value="0.255712365591398">
            <text:p>0.2557123656</text:p>
          </table:table-cell>
          <table:table-cell office:value-type="float" office:value="-0.00338696020321761">
            <text:p>-0.0033869602</text:p>
          </table:table-cell>
          <table:table-cell office:value-type="float" office:value="0.0127090849458839">
            <text:p>0.0127090849</text:p>
          </table:table-cell>
          <table:table-cell office:value-type="float" office:value="2.02315535484594">
            <text:p>2.0231553548</text:p>
          </table:table-cell>
          <table:table-cell office:value-type="float" office:value="0.988168123427598">
            <text:p>0.9881681234</text:p>
          </table:table-cell>
          <table:table-cell office:value-type="float" office:value="1.04479837815731">
            <text:p>1.0447983782</text:p>
          </table:table-cell>
          <table:table-cell office:value-type="float" office:value="3.04408408534007">
            <text:p>3.04408408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593">
            <text:p>593</text:p>
          </table:table-cell>
          <table:table-cell office:value-type="float" office:value="1194">
            <text:p>1194</text:p>
          </table:table-cell>
          <table:table-cell office:value-type="float" office:value="2660">
            <text:p>2660</text:p>
          </table:table-cell>
          <table:table-cell office:value-type="float" office:value="52">
            <text:p>52</text:p>
          </table:table-cell>
          <table:table-cell office:value-type="float" office:value="94.5">
            <text:p>94.5</text:p>
          </table:table-cell>
          <table:table-cell office:value-type="float" office:value="198.375">
            <text:p>198.375</text:p>
          </table:table-cell>
          <table:table-cell office:value-type="float" office:value="0.0876897133220911">
            <text:p>0.0876897133</text:p>
          </table:table-cell>
          <table:table-cell office:value-type="float" office:value="0.0791457286432161">
            <text:p>0.0791457286</text:p>
          </table:table-cell>
          <table:table-cell office:value-type="float" office:value="0.0745770676691729">
            <text:p>0.0745770677</text:p>
          </table:table-cell>
          <table:table-cell office:value-type="float" office:value="1.32198538883944">
            <text:p>1.3219853888</text:p>
          </table:table-cell>
          <table:table-cell office:value-type="float" office:value="1.28928758112169">
            <text:p>1.2892875811</text:p>
          </table:table-cell>
          <table:table-cell office:value-type="float" office:value="1.27192074532548">
            <text:p>1.2719207453</text:p>
          </table:table-cell>
          <table:table-cell office:value-type="float" office:value="8.24626271079809">
            <text:p>8.2462627108</text:p>
          </table:table-cell>
          <table:table-cell office:value-type="float" office:value="9.10003389386964">
            <text:p>9.1000338939</text:p>
          </table:table-cell>
          <table:table-cell office:value-type="float" office:value="9.6367935654409">
            <text:p>9.636793565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244">
            <text:p>1244</text:p>
          </table:table-cell>
          <table:table-cell office:value-type="float" office:value="2703">
            <text:p>2703</text:p>
          </table:table-cell>
          <table:table-cell office:value-type="float" office:value="74.625">
            <text:p>74.625</text:p>
          </table:table-cell>
          <table:table-cell office:value-type="float" office:value="139.375">
            <text:p>139.375</text:p>
          </table:table-cell>
          <table:table-cell office:value-type="float" office:value="122.75">
            <text:p>122.75</text:p>
          </table:table-cell>
          <table:table-cell office:value-type="float" office:value="0.10942082111437">
            <text:p>0.1094208211</text:p>
          </table:table-cell>
          <table:table-cell office:value-type="float" office:value="0.112037781350482">
            <text:p>0.1120377814</text:p>
          </table:table-cell>
          <table:table-cell office:value-type="float" office:value="0.0454125046244913">
            <text:p>0.0454125046</text:p>
          </table:table-cell>
          <table:table-cell office:value-type="float" office:value="1.40643978944325">
            <text:p>1.4064397894</text:p>
          </table:table-cell>
          <table:table-cell office:value-type="float" office:value="1.41673506504857">
            <text:p>1.416735065</text:p>
          </table:table-cell>
          <table:table-cell office:value-type="float" office:value="1.16298586551521">
            <text:p>1.1629858655</text:p>
          </table:table-cell>
          <table:table-cell office:value-type="float" office:value="6.67526856521761">
            <text:p>6.6752685652</text:p>
          </table:table-cell>
          <table:table-cell office:value-type="float" office:value="6.52716784892384">
            <text:p>6.5271678489</text:p>
          </table:table-cell>
          <table:table-cell office:value-type="float" office:value="15.6073633857925">
            <text:p>15.607363385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717">
            <text:p>717</text:p>
          </table:table-cell>
          <table:table-cell office:value-type="float" office:value="1362">
            <text:p>1362</text:p>
          </table:table-cell>
          <table:table-cell office:value-type="float" office:value="3102">
            <text:p>3102</text:p>
          </table:table-cell>
          <table:table-cell office:value-type="float" office:value="21">
            <text:p>21</text:p>
          </table:table-cell>
          <table:table-cell office:value-type="float" office:value="39.25">
            <text:p>39.25</text:p>
          </table:table-cell>
          <table:table-cell office:value-type="float" office:value="131.125">
            <text:p>131.125</text:p>
          </table:table-cell>
          <table:table-cell office:value-type="float" office:value="0.0292887029288703">
            <text:p>0.0292887029</text:p>
          </table:table-cell>
          <table:table-cell office:value-type="float" office:value="0.0288179148311307">
            <text:p>0.0288179148</text:p>
          </table:table-cell>
          <table:table-cell office:value-type="float" office:value="0.0422711154094133">
            <text:p>0.0422711154</text:p>
          </table:table-cell>
          <table:table-cell office:value-type="float" office:value="1.10419180336479">
            <text:p>1.1041918034</text:p>
          </table:table-cell>
          <table:table-cell office:value-type="float" office:value="1.10249042745078">
            <text:p>1.1024904275</text:p>
          </table:table-cell>
          <table:table-cell office:value-type="float" office:value="1.15145112444094">
            <text:p>1.1514511244</text:p>
          </table:table-cell>
          <table:table-cell office:value-type="float" office:value="24.010931298129">
            <text:p>24.0109312981</text:p>
          </table:table-cell>
          <table:table-cell office:value-type="float" office:value="24.3975812186862">
            <text:p>24.3975812187</text:p>
          </table:table-cell>
          <table:table-cell office:value-type="float" office:value="16.7418375016952">
            <text:p>16.741837501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94">
            <text:p>794</text:p>
          </table:table-cell>
          <table:table-cell office:value-type="float" office:value="1603">
            <text:p>1603</text:p>
          </table:table-cell>
          <table:table-cell office:value-type="float" office:value="3648">
            <text:p>3648</text:p>
          </table:table-cell>
          <table:table-cell office:value-type="float" office:value="41.375">
            <text:p>41.375</text:p>
          </table:table-cell>
          <table:table-cell office:value-type="float" office:value="147.875">
            <text:p>147.875</text:p>
          </table:table-cell>
          <table:table-cell office:value-type="float" office:value="71.25">
            <text:p>71.25</text:p>
          </table:table-cell>
          <table:table-cell office:value-type="float" office:value="0.0521095717884131">
            <text:p>0.0521095718</text:p>
          </table:table-cell>
          <table:table-cell office:value-type="float" office:value="0.0922489082969432">
            <text:p>0.0922489083</text:p>
          </table:table-cell>
          <table:table-cell office:value-type="float" office:value="0.01953125">
            <text:p>0.01953125</text:p>
          </table:table-cell>
          <table:table-cell office:value-type="float" office:value="1.18770569990451">
            <text:p>1.1877056999</text:p>
          </table:table-cell>
          <table:table-cell office:value-type="float" office:value="1.33955050675998">
            <text:p>1.3395505068</text:p>
          </table:table-cell>
          <table:table-cell office:value-type="float" office:value="1.06910705566406">
            <text:p>1.0691070557</text:p>
          </table:table-cell>
          <table:table-cell office:value-type="float" office:value="13.6453642973706">
            <text:p>13.6453642974</text:p>
          </table:table-cell>
          <table:table-cell office:value-type="float" office:value="7.85535687500491">
            <text:p>7.85535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814">
            <text:p>1814</text:p>
          </table:table-cell>
          <table:table-cell office:value-type="float" office:value="3884">
            <text:p>3884</text:p>
          </table:table-cell>
          <table:table-cell office:value-type="float" office:value="77.25">
            <text:p>77.25</text:p>
          </table:table-cell>
          <table:table-cell office:value-type="float" office:value="135">
            <text:p>135</text:p>
          </table:table-cell>
          <table:table-cell office:value-type="float" office:value="207.875">
            <text:p>207.875</text:p>
          </table:table-cell>
          <table:table-cell office:value-type="float" office:value="0.0917458432304038">
            <text:p>0.0917458432</text:p>
          </table:table-cell>
          <table:table-cell office:value-type="float" office:value="0.0744211686879824">
            <text:p>0.0744211687</text:p>
          </table:table-cell>
          <table:table-cell office:value-type="float" office:value="0.0535208547888774">
            <text:p>0.0535208548</text:p>
          </table:table-cell>
          <table:table-cell office:value-type="float" office:value="1.33760835881653">
            <text:p>1.3376083588</text:p>
          </table:table-cell>
          <table:table-cell office:value-type="float" office:value="1.27132957069175">
            <text:p>1.2713295707</text:p>
          </table:table-cell>
          <table:table-cell office:value-type="float" office:value="1.19293737627984">
            <text:p>1.1929373763</text:p>
          </table:table-cell>
          <table:table-cell office:value-type="float" office:value="7.89658392767333">
            <text:p>7.8965839277</text:p>
          </table:table-cell>
          <table:table-cell office:value-type="float" office:value="9.65627198872709">
            <text:p>9.6562719887</text:p>
          </table:table-cell>
          <table:table-cell office:value-type="float" office:value="13.2945357908559">
            <text:p>13.294535790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82">
            <text:p>782</text:p>
          </table:table-cell>
          <table:table-cell office:value-type="float" office:value="1685">
            <text:p>1685</text:p>
          </table:table-cell>
          <table:table-cell office:value-type="float" office:value="4022">
            <text:p>4022</text:p>
          </table:table-cell>
          <table:table-cell office:value-type="float" office:value="26.75">
            <text:p>26.75</text:p>
          </table:table-cell>
          <table:table-cell office:value-type="float" office:value="115.25">
            <text:p>115.25</text:p>
          </table:table-cell>
          <table:table-cell office:value-type="float" office:value="74.5">
            <text:p>74.5</text:p>
          </table:table-cell>
          <table:table-cell office:value-type="float" office:value="0.0342071611253197">
            <text:p>0.0342071611</text:p>
          </table:table-cell>
          <table:table-cell office:value-type="float" office:value="0.0683976261127596">
            <text:p>0.0683976261</text:p>
          </table:table-cell>
          <table:table-cell office:value-type="float" office:value="0.0185231228244654">
            <text:p>0.0185231228</text:p>
          </table:table-cell>
          <table:table-cell office:value-type="float" office:value="1.12201851848824">
            <text:p>1.1220185185</text:p>
          </table:table-cell>
          <table:table-cell office:value-type="float" office:value="1.24856103250007">
            <text:p>1.2485610325</text:p>
          </table:table-cell>
          <table:table-cell office:value-type="float" office:value="1.0655034178008">
            <text:p>1.0655034178</text:p>
          </table:table-cell>
          <table:table-cell office:value-type="float" office:value="20.6078492991166">
            <text:p>20.6078492991</text:p>
          </table:table-cell>
          <table:table-cell office:value-type="float" office:value="10.4768347416593">
            <text:p>10.4768347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74">
            <text:p>874</text:p>
          </table:table-cell>
          <table:table-cell office:value-type="float" office:value="1880">
            <text:p>1880</text:p>
          </table:table-cell>
          <table:table-cell office:value-type="float" office:value="4721">
            <text:p>4721</text:p>
          </table:table-cell>
          <table:table-cell office:value-type="float" office:value="37.125">
            <text:p>37.125</text:p>
          </table:table-cell>
          <table:table-cell office:value-type="float" office:value="37.25">
            <text:p>37.25</text:p>
          </table:table-cell>
          <table:table-cell office:value-type="float" office:value="34.5">
            <text:p>34.5</text:p>
          </table:table-cell>
          <table:table-cell office:value-type="float" office:value="0.0424771167048055">
            <text:p>0.0424771167</text:p>
          </table:table-cell>
          <table:table-cell office:value-type="float" office:value="0.019813829787234">
            <text:p>0.0198138298</text:p>
          </table:table-cell>
          <table:table-cell office:value-type="float" office:value="0.00730777377674222">
            <text:p>0.0073077738</text:p>
          </table:table-cell>
          <table:table-cell office:value-type="float" office:value="1.15220634713618">
            <text:p>1.1522063471</text:p>
          </table:table-cell>
          <table:table-cell office:value-type="float" office:value="1.07011787644296">
            <text:p>1.0701178764</text:p>
          </table:table-cell>
          <table:table-cell office:value-type="float" office:value="1.02568187919144">
            <text:p>1.0256818792</text:p>
          </table:table-cell>
          <table:table-cell office:value-type="float" office:value="16.6623023695892">
            <text:p>16.66230236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79">
            <text:p>1079</text:p>
          </table:table-cell>
          <table:table-cell office:value-type="float" office:value="2020">
            <text:p>2020</text:p>
          </table:table-cell>
          <table:table-cell office:value-type="float" office:value="4043">
            <text:p>4043</text:p>
          </table:table-cell>
          <table:table-cell office:value-type="float" office:value="21">
            <text:p>21</text:p>
          </table:table-cell>
          <table:table-cell office:value-type="float" office:value="110.375">
            <text:p>110.375</text:p>
          </table:table-cell>
          <table:table-cell office:value-type="float" office:value="275.75">
            <text:p>275.75</text:p>
          </table:table-cell>
          <table:table-cell office:value-type="float" office:value="0.0194624652455978">
            <text:p>0.0194624652</text:p>
          </table:table-cell>
          <table:table-cell office:value-type="float" office:value="0.0546410891089109">
            <text:p>0.0546410891</text:p>
          </table:table-cell>
          <table:table-cell office:value-type="float" office:value="0.0682043037348504">
            <text:p>0.0682043037</text:p>
          </table:table-cell>
          <table:table-cell office:value-type="float" office:value="1.06886105196433">
            <text:p>1.068861052</text:p>
          </table:table-cell>
          <table:table-cell office:value-type="float" office:value="1.19709568317444">
            <text:p>1.1970956832</text:p>
          </table:table-cell>
          <table:table-cell office:value-type="float" office:value="1.24783264408597">
            <text:p>1.2478326441</text:p>
          </table:table-cell>
          <table:table-cell office:value-type="float" office:value="0">
            <text:p>0</text:p>
          </table:table-cell>
          <table:table-cell office:value-type="float" office:value="13.0289576478234">
            <text:p>13.0289576478</text:p>
          </table:table-cell>
          <table:table-cell office:value-type="float" office:value="10.5055698445064">
            <text:p>10.505569844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68">
            <text:p>1068</text:p>
          </table:table-cell>
          <table:table-cell office:value-type="float" office:value="2267">
            <text:p>2267</text:p>
          </table:table-cell>
          <table:table-cell office:value-type="float" office:value="5134">
            <text:p>5134</text:p>
          </table:table-cell>
          <table:table-cell office:value-type="float" office:value="48.375">
            <text:p>48.375</text:p>
          </table:table-cell>
          <table:table-cell office:value-type="float" office:value="99.75">
            <text:p>99.75</text:p>
          </table:table-cell>
          <table:table-cell office:value-type="float" office:value="232.5">
            <text:p>232.5</text:p>
          </table:table-cell>
          <table:table-cell office:value-type="float" office:value="0.0452949438202247">
            <text:p>0.0452949438</text:p>
          </table:table-cell>
          <table:table-cell office:value-type="float" office:value="0.0440008822232025">
            <text:p>0.0440008822</text:p>
          </table:table-cell>
          <table:table-cell office:value-type="float" office:value="0.0452863264511102">
            <text:p>0.0452863265</text:p>
          </table:table-cell>
          <table:table-cell office:value-type="float" office:value="1.16255350196471">
            <text:p>1.162553502</text:p>
          </table:table-cell>
          <table:table-cell office:value-type="float" office:value="1.15779779994859">
            <text:p>1.1577977999</text:p>
          </table:table-cell>
          <table:table-cell office:value-type="float" office:value="1.16252181125122">
            <text:p>1.1625218113</text:p>
          </table:table-cell>
          <table:table-cell office:value-type="float" office:value="15.6469851701735">
            <text:p>15.6469851702</text:p>
          </table:table-cell>
          <table:table-cell office:value-type="float" office:value="16.0971155608709">
            <text:p>16.0971155609</text:p>
          </table:table-cell>
          <table:table-cell office:value-type="float" office:value="15.6498975924634">
            <text:p>15.649897592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36">
            <text:p>1136</text:p>
          </table:table-cell>
          <table:table-cell office:value-type="float" office:value="2129">
            <text:p>2129</text:p>
          </table:table-cell>
          <table:table-cell office:value-type="float" office:value="3587">
            <text:p>3587</text:p>
          </table:table-cell>
          <table:table-cell office:value-type="float" office:value="67.5">
            <text:p>67.5</text:p>
          </table:table-cell>
          <table:table-cell office:value-type="float" office:value="151.375">
            <text:p>151.375</text:p>
          </table:table-cell>
          <table:table-cell office:value-type="float" office:value="255">
            <text:p>255</text:p>
          </table:table-cell>
          <table:table-cell office:value-type="float" office:value="0.059419014084507">
            <text:p>0.0594190141</text:p>
          </table:table-cell>
          <table:table-cell office:value-type="float" office:value="0.0711014560826679">
            <text:p>0.0711014561</text:p>
          </table:table-cell>
          <table:table-cell office:value-type="float" office:value="0.0710900473933649">
            <text:p>0.0710900474</text:p>
          </table:table-cell>
          <table:table-cell office:value-type="float" office:value="1.21488656299593">
            <text:p>1.214886563</text:p>
          </table:table-cell>
          <table:table-cell office:value-type="float" office:value="1.25876371372121">
            <text:p>1.2587637137</text:p>
          </table:table-cell>
          <table:table-cell office:value-type="float" office:value="1.25872060376002">
            <text:p>1.2587206038</text:p>
          </table:table-cell>
          <table:table-cell office:value-type="float" office:value="12.0086500271027">
            <text:p>12.0086500271</text:p>
          </table:table-cell>
          <table:table-cell office:value-type="float" office:value="10.0913122014773">
            <text:p>10.0913122015</text:p>
          </table:table-cell>
          <table:table-cell office:value-type="float" office:value="10.0928773106315">
            <text:p>10.092877310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193">
            <text:p>1193</text:p>
          </table:table-cell>
          <table:table-cell office:value-type="float" office:value="2320">
            <text:p>2320</text:p>
          </table:table-cell>
          <table:table-cell office:value-type="float" office:value="4108">
            <text:p>4108</text:p>
          </table:table-cell>
          <table:table-cell office:value-type="float" office:value="57.875">
            <text:p>57.875</text:p>
          </table:table-cell>
          <table:table-cell office:value-type="float" office:value="174.25">
            <text:p>174.25</text:p>
          </table:table-cell>
          <table:table-cell office:value-type="float" office:value="261">
            <text:p>261</text:p>
          </table:table-cell>
          <table:table-cell office:value-type="float" office:value="0.048512154233026">
            <text:p>0.0485121542</text:p>
          </table:table-cell>
          <table:table-cell office:value-type="float" office:value="0.0751077586206896">
            <text:p>0.0751077586</text:p>
          </table:table-cell>
          <table:table-cell office:value-type="float" office:value="0.0635345666991237">
            <text:p>0.0635345667</text:p>
          </table:table-cell>
          <table:table-cell office:value-type="float" office:value="1.17440526086792">
            <text:p>1.1744052609</text:p>
          </table:table-cell>
          <table:table-cell office:value-type="float" office:value="1.27393385896626">
            <text:p>1.273933859</text:p>
          </table:table-cell>
          <table:table-cell office:value-type="float" office:value="1.2302828001316">
            <text:p>1.2302828001</text:p>
          </table:table-cell>
          <table:table-cell office:value-type="float" office:value="14.6319511731916">
            <text:p>14.6319511732</text:p>
          </table:table-cell>
          <table:table-cell office:value-type="float" office:value="9.57109353788442">
            <text:p>9.5710935379</text:p>
          </table:table-cell>
          <table:table-cell office:value-type="float" office:value="11.2527806023971">
            <text:p>11.252780602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408">
            <text:p>1408</text:p>
          </table:table-cell>
          <table:table-cell office:value-type="float" office:value="2693">
            <text:p>2693</text:p>
          </table:table-cell>
          <table:table-cell office:value-type="float" office:value="5726">
            <text:p>5726</text:p>
          </table:table-cell>
          <table:table-cell office:value-type="float" office:value="107.875">
            <text:p>107.875</text:p>
          </table:table-cell>
          <table:table-cell office:value-type="float" office:value="180">
            <text:p>180</text:p>
          </table:table-cell>
          <table:table-cell office:value-type="float" office:value="281">
            <text:p>281</text:p>
          </table:table-cell>
          <table:table-cell office:value-type="float" office:value="0.0766157670454545">
            <text:p>0.076615767</text:p>
          </table:table-cell>
          <table:table-cell office:value-type="float" office:value="0.0668399554400297">
            <text:p>0.0668399554</text:p>
          </table:table-cell>
          <table:table-cell office:value-type="float" office:value="0.0490743974851554">
            <text:p>0.0490743975</text:p>
          </table:table-cell>
          <table:table-cell office:value-type="float" office:value="1.27966033714862">
            <text:p>1.2796603371</text:p>
          </table:table-cell>
          <table:table-cell office:value-type="float" office:value="1.24269630014083">
            <text:p>1.2426963001</text:p>
          </table:table-cell>
          <table:table-cell office:value-type="float" office:value="1.17648065231556">
            <text:p>1.1764806523</text:p>
          </table:table-cell>
          <table:table-cell office:value-type="float" office:value="9.3893664139526">
            <text:p>9.389366414</text:p>
          </table:table-cell>
          <table:table-cell office:value-type="float" office:value="10.7130885613588">
            <text:p>10.7130885614</text:p>
          </table:table-cell>
          <table:table-cell office:value-type="float" office:value="14.468221908519">
            <text:p>14.468221908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555">
            <text:p>1555</text:p>
          </table:table-cell>
          <table:table-cell office:value-type="float" office:value="2822">
            <text:p>2822</text:p>
          </table:table-cell>
          <table:table-cell office:value-type="float" office:value="5007">
            <text:p>5007</text:p>
          </table:table-cell>
          <table:table-cell office:value-type="float" office:value="154.25">
            <text:p>154.25</text:p>
          </table:table-cell>
          <table:table-cell office:value-type="float" office:value="114.25">
            <text:p>114.25</text:p>
          </table:table-cell>
          <table:table-cell office:value-type="float" office:value="227.75">
            <text:p>227.75</text:p>
          </table:table-cell>
          <table:table-cell office:value-type="float" office:value="0.0991961414790997">
            <text:p>0.0991961415</text:p>
          </table:table-cell>
          <table:table-cell office:value-type="float" office:value="0.0404854712969525">
            <text:p>0.0404854713</text:p>
          </table:table-cell>
          <table:table-cell office:value-type="float" office:value="0.0454863191531855">
            <text:p>0.0454863192</text:p>
          </table:table-cell>
          <table:table-cell office:value-type="float" office:value="1.36647264916616">
            <text:p>1.3664726492</text:p>
          </table:table-cell>
          <table:table-cell office:value-type="float" office:value="1.14491173337616">
            <text:p>1.1449117334</text:p>
          </table:table-cell>
          <table:table-cell office:value-type="float" office:value="1.16325736728716">
            <text:p>1.1632573673</text:p>
          </table:table-cell>
          <table:table-cell office:value-type="float" office:value="7.32875386545735">
            <text:p>7.3287538655</text:p>
          </table:table-cell>
          <table:table-cell office:value-type="float" office:value="17.4651682493084">
            <text:p>17.4651682493</text:p>
          </table:table-cell>
          <table:table-cell office:value-type="float" office:value="15.5825901601618">
            <text:p>15.582590160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693">
            <text:p>1693</text:p>
          </table:table-cell>
          <table:table-cell office:value-type="float" office:value="2864">
            <text:p>2864</text:p>
          </table:table-cell>
          <table:table-cell office:value-type="float" office:value="5613">
            <text:p>5613</text:p>
          </table:table-cell>
          <table:table-cell office:value-type="float" office:value="80.625">
            <text:p>80.625</text:p>
          </table:table-cell>
          <table:table-cell office:value-type="float" office:value="262.25">
            <text:p>262.25</text:p>
          </table:table-cell>
          <table:table-cell office:value-type="float" office:value="356.625">
            <text:p>356.625</text:p>
          </table:table-cell>
          <table:table-cell office:value-type="float" office:value="0.0476225634967513">
            <text:p>0.0476225635</text:p>
          </table:table-cell>
          <table:table-cell office:value-type="float" office:value="0.0915677374301676">
            <text:p>0.0915677374</text:p>
          </table:table-cell>
          <table:table-cell office:value-type="float" office:value="0.0635355424906467">
            <text:p>0.0635355425</text:p>
          </table:table-cell>
          <table:table-cell office:value-type="float" office:value="1.17112407300447">
            <text:p>1.171124073</text:p>
          </table:table-cell>
          <table:table-cell office:value-type="float" office:value="1.33692099606022">
            <text:p>1.3369209961</text:p>
          </table:table-cell>
          <table:table-cell office:value-type="float" office:value="1.23028645843004">
            <text:p>1.2302864584</text:p>
          </table:table-cell>
          <table:table-cell office:value-type="float" office:value="14.8989025368564">
            <text:p>14.8989025369</text:p>
          </table:table-cell>
          <table:table-cell office:value-type="float" office:value="7.91128851907493">
            <text:p>7.9112885191</text:p>
          </table:table-cell>
          <table:table-cell office:value-type="float" office:value="11.2526129950682">
            <text:p>11.252612995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756">
            <text:p>1756</text:p>
          </table:table-cell>
          <table:table-cell office:value-type="float" office:value="3112">
            <text:p>3112</text:p>
          </table:table-cell>
          <table:table-cell office:value-type="float" office:value="5920">
            <text:p>5920</text:p>
          </table:table-cell>
          <table:table-cell office:value-type="float" office:value="78.75">
            <text:p>78.75</text:p>
          </table:table-cell>
          <table:table-cell office:value-type="float" office:value="232.25">
            <text:p>232.25</text:p>
          </table:table-cell>
          <table:table-cell office:value-type="float" office:value="419.625">
            <text:p>419.625</text:p>
          </table:table-cell>
          <table:table-cell office:value-type="float" office:value="0.0448462414578588">
            <text:p>0.0448462415</text:p>
          </table:table-cell>
          <table:table-cell office:value-type="float" office:value="0.0746304627249357">
            <text:p>0.0746304627</text:p>
          </table:table-cell>
          <table:table-cell office:value-type="float" office:value="0.0708826013513514">
            <text:p>0.0708826014</text:p>
          </table:table-cell>
          <table:table-cell office:value-type="float" office:value="1.16090376843338">
            <text:p>1.1609037684</text:p>
          </table:table-cell>
          <table:table-cell office:value-type="float" office:value="1.27212324323169">
            <text:p>1.2721232432</text:p>
          </table:table-cell>
          <table:table-cell office:value-type="float" office:value="1.25793681735143">
            <text:p>1.2579368174</text:p>
          </table:table-cell>
          <table:table-cell office:value-type="float" office:value="15.8001215490345">
            <text:p>15.800121549</text:p>
          </table:table-cell>
          <table:table-cell office:value-type="float" office:value="9.63014094991506">
            <text:p>9.6301409499</text:p>
          </table:table-cell>
          <table:table-cell office:value-type="float" office:value="10.1214237779421">
            <text:p>10.121423777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1885">
            <text:p>1885</text:p>
          </table:table-cell>
          <table:table-cell office:value-type="float" office:value="3220">
            <text:p>3220</text:p>
          </table:table-cell>
          <table:table-cell office:value-type="float" office:value="6273">
            <text:p>6273</text:p>
          </table:table-cell>
          <table:table-cell office:value-type="float" office:value="85.625">
            <text:p>85.625</text:p>
          </table:table-cell>
          <table:table-cell office:value-type="float" office:value="249.75">
            <text:p>249.75</text:p>
          </table:table-cell>
          <table:table-cell office:value-type="float" office:value="420.875">
            <text:p>420.875</text:p>
          </table:table-cell>
          <table:table-cell office:value-type="float" office:value="0.0454244031830239">
            <text:p>0.0454244032</text:p>
          </table:table-cell>
          <table:table-cell office:value-type="float" office:value="0.0775621118012422">
            <text:p>0.0775621118</text:p>
          </table:table-cell>
          <table:table-cell office:value-type="float" office:value="0.0670930974015622">
            <text:p>0.0670930974</text:p>
          </table:table-cell>
          <table:table-cell office:value-type="float" office:value="1.16302962889347">
            <text:p>1.1630296289</text:p>
          </table:table-cell>
          <table:table-cell office:value-type="float" office:value="1.283258518431">
            <text:p>1.2832585184</text:p>
          </table:table-cell>
          <table:table-cell office:value-type="float" office:value="1.24364874899458">
            <text:p>1.243648749</text:p>
          </table:table-cell>
          <table:table-cell office:value-type="float" office:value="15.6033646148509">
            <text:p>15.6033646149</text:p>
          </table:table-cell>
          <table:table-cell office:value-type="float" office:value="9.27893143981499">
            <text:p>9.2789314398</text:p>
          </table:table-cell>
          <table:table-cell office:value-type="float" office:value="10.6739479447677">
            <text:p>10.673947944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1910">
            <text:p>1910</text:p>
          </table:table-cell>
          <table:table-cell office:value-type="float" office:value="3425">
            <text:p>3425</text:p>
          </table:table-cell>
          <table:table-cell office:value-type="float" office:value="5996">
            <text:p>5996</text:p>
          </table:table-cell>
          <table:table-cell office:value-type="float" office:value="71.25">
            <text:p>71.25</text:p>
          </table:table-cell>
          <table:table-cell office:value-type="float" office:value="214.125">
            <text:p>214.125</text:p>
          </table:table-cell>
          <table:table-cell office:value-type="float" office:value="465.125">
            <text:p>465.125</text:p>
          </table:table-cell>
          <table:table-cell office:value-type="float" office:value="0.037303664921466">
            <text:p>0.0373036649</text:p>
          </table:table-cell>
          <table:table-cell office:value-type="float" office:value="0.0625182481751825">
            <text:p>0.0625182482</text:p>
          </table:table-cell>
          <table:table-cell office:value-type="float" office:value="0.077572548365577">
            <text:p>0.0775725484</text:p>
          </table:table-cell>
          <table:table-cell office:value-type="float" office:value="1.13329029152161">
            <text:p>1.1332902915</text:p>
          </table:table-cell>
          <table:table-cell office:value-type="float" office:value="1.22647459006873">
            <text:p>1.2264745901</text:p>
          </table:table-cell>
          <table:table-cell office:value-type="float" office:value="1.28329821978898">
            <text:p>1.2832982198</text:p>
          </table:table-cell>
          <table:table-cell office:value-type="float" office:value="18.9256667407342">
            <text:p>18.9256667407</text:p>
          </table:table-cell>
          <table:table-cell office:value-type="float" office:value="11.4301887717125">
            <text:p>11.4301887717</text:p>
          </table:table-cell>
          <table:table-cell office:value-type="float" office:value="9.27772854596358">
            <text:p>9.27772854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27">
            <text:p>27</text:p>
          </table:table-cell>
          <table:table-cell office:value-type="float" office:value="1792">
            <text:p>1792</text:p>
          </table:table-cell>
          <table:table-cell office:value-type="float" office:value="3492">
            <text:p>3492</text:p>
          </table:table-cell>
          <table:table-cell office:value-type="float" office:value="6220">
            <text:p>6220</text:p>
          </table:table-cell>
          <table:table-cell office:value-type="float" office:value="134.5">
            <text:p>134.5</text:p>
          </table:table-cell>
          <table:table-cell office:value-type="float" office:value="239.25">
            <text:p>239.25</text:p>
          </table:table-cell>
          <table:table-cell office:value-type="float" office:value="360.75">
            <text:p>360.75</text:p>
          </table:table-cell>
          <table:table-cell office:value-type="float" office:value="0.0750558035714286">
            <text:p>0.0750558036</text:p>
          </table:table-cell>
          <table:table-cell office:value-type="float" office:value="0.0685137457044674">
            <text:p>0.0685137457</text:p>
          </table:table-cell>
          <table:table-cell office:value-type="float" office:value="0.0579983922829582">
            <text:p>0.0579983923</text:p>
          </table:table-cell>
          <table:table-cell office:value-type="float" office:value="1.27373672485352">
            <text:p>1.2737367249</text:p>
          </table:table-cell>
          <table:table-cell office:value-type="float" office:value="1.24899861133253">
            <text:p>1.2489986113</text:p>
          </table:table-cell>
          <table:table-cell office:value-type="float" office:value="1.20958744746487">
            <text:p>1.2095874475</text:p>
          </table:table-cell>
          <table:table-cell office:value-type="float" office:value="9.57748461151895">
            <text:p>9.5774846115</text:p>
          </table:table-cell>
          <table:table-cell office:value-type="float" office:value="10.4596528534357">
            <text:p>10.4596528534</text:p>
          </table:table-cell>
          <table:table-cell office:value-type="float" office:value="12.2944619296091">
            <text:p>12.294461929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920">
            <text:p>1920</text:p>
          </table:table-cell>
          <table:table-cell office:value-type="float" office:value="3900">
            <text:p>3900</text:p>
          </table:table-cell>
          <table:table-cell office:value-type="float" office:value="7190">
            <text:p>7190</text:p>
          </table:table-cell>
          <table:table-cell office:value-type="float" office:value="134.5">
            <text:p>134.5</text:p>
          </table:table-cell>
          <table:table-cell office:value-type="float" office:value="318.875">
            <text:p>318.875</text:p>
          </table:table-cell>
          <table:table-cell office:value-type="float" office:value="412.125">
            <text:p>412.125</text:p>
          </table:table-cell>
          <table:table-cell office:value-type="float" office:value="0.0700520833333333">
            <text:p>0.0700520833</text:p>
          </table:table-cell>
          <table:table-cell office:value-type="float" office:value="0.0817628205128205">
            <text:p>0.0817628205</text:p>
          </table:table-cell>
          <table:table-cell office:value-type="float" office:value="0.0573191933240612">
            <text:p>0.0573191933</text:p>
          </table:table-cell>
          <table:table-cell office:value-type="float" office:value="1.25480058865017">
            <text:p>1.2548005887</text:p>
          </table:table-cell>
          <table:table-cell office:value-type="float" office:value="1.29927278307857">
            <text:p>1.2992727831</text:p>
          </table:table-cell>
          <table:table-cell office:value-type="float" office:value="1.20705673688392">
            <text:p>1.2070567369</text:p>
          </table:table-cell>
          <table:table-cell office:value-type="float" office:value="10.2374033820827">
            <text:p>10.2374033821</text:p>
          </table:table-cell>
          <table:table-cell office:value-type="float" office:value="8.81956950580192">
            <text:p>8.8195695058</text:p>
          </table:table-cell>
          <table:table-cell office:value-type="float" office:value="12.436113101155">
            <text:p>12.436113101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63">
            <text:p>63</text:p>
          </table:table-cell>
          <table:table-cell office:value-type="float" office:value="2103">
            <text:p>2103</text:p>
          </table:table-cell>
          <table:table-cell office:value-type="float" office:value="4025">
            <text:p>4025</text:p>
          </table:table-cell>
          <table:table-cell office:value-type="float" office:value="7999">
            <text:p>7999</text:p>
          </table:table-cell>
          <table:table-cell office:value-type="float" office:value="104.5">
            <text:p>104.5</text:p>
          </table:table-cell>
          <table:table-cell office:value-type="float" office:value="320.25">
            <text:p>320.25</text:p>
          </table:table-cell>
          <table:table-cell office:value-type="float" office:value="258.625">
            <text:p>258.625</text:p>
          </table:table-cell>
          <table:table-cell office:value-type="float" office:value="0.0496909177365668">
            <text:p>0.0496909177</text:p>
          </table:table-cell>
          <table:table-cell office:value-type="float" office:value="0.0795652173913043">
            <text:p>0.0795652174</text:p>
          </table:table-cell>
          <table:table-cell office:value-type="float" office:value="0.0323321665208151">
            <text:p>0.0323321665</text:p>
          </table:table-cell>
          <table:table-cell office:value-type="float" office:value="1.17875781919677">
            <text:p>1.1787578192</text:p>
          </table:table-cell>
          <table:table-cell office:value-type="float" office:value="1.29088628355388">
            <text:p>1.2908862836</text:p>
          </table:table-cell>
          <table:table-cell office:value-type="float" office:value="1.11521150604704">
            <text:p>1.115211506</text:p>
          </table:table-cell>
          <table:table-cell office:value-type="float" office:value="14.2929449223758">
            <text:p>14.2929449224</text:p>
          </table:table-cell>
          <table:table-cell office:value-type="float" office:value="9.05383771245274">
            <text:p>9.0538377125</text:p>
          </table:table-cell>
          <table:table-cell office:value-type="float" office:value="21.7830509091464">
            <text:p>21.783050909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40">
            <text:p>2240</text:p>
          </table:table-cell>
          <table:table-cell office:value-type="float" office:value="3983">
            <text:p>3983</text:p>
          </table:table-cell>
          <table:table-cell office:value-type="float" office:value="7846">
            <text:p>7846</text:p>
          </table:table-cell>
          <table:table-cell office:value-type="float" office:value="185.375">
            <text:p>185.375</text:p>
          </table:table-cell>
          <table:table-cell office:value-type="float" office:value="165.625">
            <text:p>165.625</text:p>
          </table:table-cell>
          <table:table-cell office:value-type="float" office:value="400">
            <text:p>400</text:p>
          </table:table-cell>
          <table:table-cell office:value-type="float" office:value="0.0827566964285714">
            <text:p>0.0827566964</text:p>
          </table:table-cell>
          <table:table-cell office:value-type="float" office:value="0.0415829776550339">
            <text:p>0.0415829777</text:p>
          </table:table-cell>
          <table:table-cell office:value-type="float" office:value="0.0509813917919959">
            <text:p>0.0509813918</text:p>
          </table:table-cell>
          <table:table-cell office:value-type="float" office:value="1.30307183227539">
            <text:p>1.3030718323</text:p>
          </table:table-cell>
          <table:table-cell office:value-type="float" office:value="1.14892954409271">
            <text:p>1.1489295441</text:p>
          </table:table-cell>
          <table:table-cell office:value-type="float" office:value="1.18352911179772">
            <text:p>1.1835291118</text:p>
          </table:table-cell>
          <table:table-cell office:value-type="float" office:value="8.71770455971008">
            <text:p>8.7177045597</text:p>
          </table:table-cell>
          <table:table-cell office:value-type="float" office:value="17.0132329754896">
            <text:p>17.0132329755</text:p>
          </table:table-cell>
          <table:table-cell office:value-type="float" office:value="13.9397834621232">
            <text:p>13.939783462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2507">
            <text:p>2507</text:p>
          </table:table-cell>
          <table:table-cell office:value-type="float" office:value="4590">
            <text:p>4590</text:p>
          </table:table-cell>
          <table:table-cell office:value-type="float" office:value="9207">
            <text:p>9207</text:p>
          </table:table-cell>
          <table:table-cell office:value-type="float" office:value="167.625">
            <text:p>167.625</text:p>
          </table:table-cell>
          <table:table-cell office:value-type="float" office:value="200.75">
            <text:p>200.75</text:p>
          </table:table-cell>
          <table:table-cell office:value-type="float" office:value="400.25">
            <text:p>400.25</text:p>
          </table:table-cell>
          <table:table-cell office:value-type="float" office:value="0.0668627842042282">
            <text:p>0.0668627842</text:p>
          </table:table-cell>
          <table:table-cell office:value-type="float" office:value="0.0437363834422658">
            <text:p>0.0437363834</text:p>
          </table:table-cell>
          <table:table-cell office:value-type="float" office:value="0.043472357988487">
            <text:p>0.043472358</text:p>
          </table:table-cell>
          <table:table-cell office:value-type="float" office:value="1.24278218326142">
            <text:p>1.2427821833</text:p>
          </table:table-cell>
          <table:table-cell office:value-type="float" office:value="1.15682656967168">
            <text:p>1.1568265697</text:p>
          </table:table-cell>
          <table:table-cell office:value-type="float" office:value="1.1558573509415">
            <text:p>1.1558573509</text:p>
          </table:table-cell>
          <table:table-cell office:value-type="float" office:value="10.7095466409024">
            <text:p>10.7095466409</text:p>
          </table:table-cell>
          <table:table-cell office:value-type="float" office:value="16.1923977206216">
            <text:p>16.1923977206</text:p>
          </table:table-cell>
          <table:table-cell office:value-type="float" office:value="16.2886655363513">
            <text:p>16.288665536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2767">
            <text:p>2767</text:p>
          </table:table-cell>
          <table:table-cell office:value-type="float" office:value="5000">
            <text:p>5000</text:p>
          </table:table-cell>
          <table:table-cell office:value-type="float" office:value="8995">
            <text:p>8995</text:p>
          </table:table-cell>
          <table:table-cell office:value-type="float" office:value="190">
            <text:p>190</text:p>
          </table:table-cell>
          <table:table-cell office:value-type="float" office:value="228.5">
            <text:p>228.5</text:p>
          </table:table-cell>
          <table:table-cell office:value-type="float" office:value="328.875">
            <text:p>328.875</text:p>
          </table:table-cell>
          <table:table-cell office:value-type="float" office:value="0.0686664257318395">
            <text:p>0.0686664257</text:p>
          </table:table-cell>
          <table:table-cell office:value-type="float" office:value="0.0457">
            <text:p>0.0457</text:p>
          </table:table-cell>
          <table:table-cell office:value-type="float" office:value="0.036561978877154">
            <text:p>0.0365619789</text:p>
          </table:table-cell>
          <table:table-cell office:value-type="float" office:value="1.2495740429861">
            <text:p>1.249574043</text:p>
          </table:table-cell>
          <table:table-cell office:value-type="float" office:value="1.1640434404">
            <text:p>1.1640434404</text:p>
          </table:table-cell>
          <table:table-cell office:value-type="float" office:value="1.13058701153689">
            <text:p>1.1305870115</text:p>
          </table:table-cell>
          <table:table-cell office:value-type="float" office:value="10.4371496260406">
            <text:p>10.437149626</text:p>
          </table:table-cell>
          <table:table-cell office:value-type="float" office:value="15.5113268484452">
            <text:p>15.5113268484</text:p>
          </table:table-cell>
          <table:table-cell office:value-type="float" office:value="19.3026412380117">
            <text:p>19.30264123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2516">
            <text:p>2516</text:p>
          </table:table-cell>
          <table:table-cell office:value-type="float" office:value="4993">
            <text:p>4993</text:p>
          </table:table-cell>
          <table:table-cell office:value-type="float" office:value="8350">
            <text:p>8350</text:p>
          </table:table-cell>
          <table:table-cell office:value-type="float" office:value="238.125">
            <text:p>238.125</text:p>
          </table:table-cell>
          <table:table-cell office:value-type="float" office:value="281.125">
            <text:p>281.125</text:p>
          </table:table-cell>
          <table:table-cell office:value-type="float" office:value="444.375">
            <text:p>444.375</text:p>
          </table:table-cell>
          <table:table-cell office:value-type="float" office:value="0.0946442766295707">
            <text:p>0.0946442766</text:p>
          </table:table-cell>
          <table:table-cell office:value-type="float" office:value="0.0563038253554977">
            <text:p>0.0563038254</text:p>
          </table:table-cell>
          <table:table-cell office:value-type="float" office:value="0.0532185628742515">
            <text:p>0.0532185629</text:p>
          </table:table-cell>
          <table:table-cell office:value-type="float" office:value="1.34881174483702">
            <text:p>1.3488117448</text:p>
          </table:table-cell>
          <table:table-cell office:value-type="float" office:value="1.20327682541358">
            <text:p>1.2032768254</text:p>
          </table:table-cell>
          <table:table-cell office:value-type="float" office:value="1.19181611231131">
            <text:p>1.1918161123</text:p>
          </table:table-cell>
          <table:table-cell office:value-type="float" office:value="7.66506031498346">
            <text:p>7.665060315</text:p>
          </table:table-cell>
          <table:table-cell office:value-type="float" office:value="12.6542461338557">
            <text:p>12.6542461339</text:p>
          </table:table-cell>
          <table:table-cell office:value-type="float" office:value="13.3681164451318">
            <text:p>13.368116445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97">
            <text:p>97</text:p>
          </table:table-cell>
          <table:table-cell office:value-type="float" office:value="2900">
            <text:p>2900</text:p>
          </table:table-cell>
          <table:table-cell office:value-type="float" office:value="5558">
            <text:p>5558</text:p>
          </table:table-cell>
          <table:table-cell office:value-type="float" office:value="9476">
            <text:p>9476</text:p>
          </table:table-cell>
          <table:table-cell office:value-type="float" office:value="324.125">
            <text:p>324.125</text:p>
          </table:table-cell>
          <table:table-cell office:value-type="float" office:value="233.5">
            <text:p>233.5</text:p>
          </table:table-cell>
          <table:table-cell office:value-type="float" office:value="419.875">
            <text:p>419.875</text:p>
          </table:table-cell>
          <table:table-cell office:value-type="float" office:value="0.11176724137931">
            <text:p>0.1117672414</text:p>
          </table:table-cell>
          <table:table-cell office:value-type="float" office:value="0.0420115149334293">
            <text:p>0.0420115149</text:p>
          </table:table-cell>
          <table:table-cell office:value-type="float" office:value="0.0443093077247784">
            <text:p>0.0443093077</text:p>
          </table:table-cell>
          <table:table-cell office:value-type="float" office:value="1.41566950066885">
            <text:p>1.4156695007</text:p>
          </table:table-cell>
          <table:table-cell office:value-type="float" office:value="1.15049963834553">
            <text:p>1.1504996383</text:p>
          </table:table-cell>
          <table:table-cell office:value-type="float" office:value="1.15893067394878">
            <text:p>1.1589306739</text:p>
          </table:table-cell>
          <table:table-cell office:value-type="float" office:value="6.54215727590253">
            <text:p>6.5421572759</text:p>
          </table:table-cell>
          <table:table-cell office:value-type="float" office:value="16.8431774218356">
            <text:p>16.8431774218</text:p>
          </table:table-cell>
          <table:table-cell office:value-type="float" office:value="15.9874457848709">
            <text:p>15.987445784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3095">
            <text:p>3095</text:p>
          </table:table-cell>
          <table:table-cell office:value-type="float" office:value="5490">
            <text:p>5490</text:p>
          </table:table-cell>
          <table:table-cell office:value-type="float" office:value="9220">
            <text:p>9220</text:p>
          </table:table-cell>
          <table:table-cell office:value-type="float" office:value="265">
            <text:p>265</text:p>
          </table:table-cell>
          <table:table-cell office:value-type="float" office:value="124.25">
            <text:p>124.25</text:p>
          </table:table-cell>
          <table:table-cell office:value-type="float" office:value="379.125">
            <text:p>379.125</text:p>
          </table:table-cell>
          <table:table-cell office:value-type="float" office:value="0.0856219709208401">
            <text:p>0.0856219709</text:p>
          </table:table-cell>
          <table:table-cell office:value-type="float" office:value="0.022632058287796">
            <text:p>0.0226320583</text:p>
          </table:table-cell>
          <table:table-cell office:value-type="float" office:value="0.0411198481561822">
            <text:p>0.0411198482</text:p>
          </table:table-cell>
          <table:table-cell office:value-type="float" office:value="1.3140458971555">
            <text:p>1.3140458972</text:p>
          </table:table-cell>
          <table:table-cell office:value-type="float" office:value="1.08021613572948">
            <text:p>1.0802161357</text:p>
          </table:table-cell>
          <table:table-cell office:value-type="float" office:value="1.14723351869492">
            <text:p>1.1472335187</text:p>
          </table:table-cell>
          <table:table-cell office:value-type="float" office:value="8.43726471569038">
            <text:p>8.4372647157</text:p>
          </table:table-cell>
          <table:table-cell office:value-type="float" office:value="30.9720657753186">
            <text:p>30.9720657753</text:p>
          </table:table-cell>
          <table:table-cell office:value-type="float" office:value="17.2010003935981">
            <text:p>17.201000393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table:number-columns-repeated="2" office:value-type="float" office:value="62">
            <text:p>62</text:p>
          </table:table-cell>
          <table:table-cell office:value-type="float" office:value="3636">
            <text:p>3636</text:p>
          </table:table-cell>
          <table:table-cell office:value-type="float" office:value="6068">
            <text:p>6068</text:p>
          </table:table-cell>
          <table:table-cell office:value-type="float" office:value="10640">
            <text:p>10640</text:p>
          </table:table-cell>
          <table:table-cell office:value-type="float" office:value="212.75">
            <text:p>212.75</text:p>
          </table:table-cell>
          <table:table-cell office:value-type="float" office:value="226.625">
            <text:p>226.625</text:p>
          </table:table-cell>
          <table:table-cell office:value-type="float" office:value="476.125">
            <text:p>476.125</text:p>
          </table:table-cell>
          <table:table-cell office:value-type="float" office:value="0.058512101210121">
            <text:p>0.0585121012</text:p>
          </table:table-cell>
          <table:table-cell office:value-type="float" office:value="0.0373475609756098">
            <text:p>0.037347561</text:p>
          </table:table-cell>
          <table:table-cell office:value-type="float" office:value="0.0447485902255639">
            <text:p>0.0447485902</text:p>
          </table:table-cell>
          <table:table-cell office:value-type="float" office:value="1.21150273957195">
            <text:p>1.2115027396</text:p>
          </table:table-cell>
          <table:table-cell office:value-type="float" office:value="1.13345035042385">
            <text:p>1.1334503504</text:p>
          </table:table-cell>
          <table:table-cell office:value-type="float" office:value="1.16054484099074">
            <text:p>1.160544841</text:p>
          </table:table-cell>
          <table:table-cell office:value-type="float" office:value="12.1895084242213">
            <text:p>12.1895084242</text:p>
          </table:table-cell>
          <table:table-cell office:value-type="float" office:value="18.9038250728637">
            <text:p>18.9038250729</text:p>
          </table:table-cell>
          <table:table-cell office:value-type="float" office:value="15.8338555057259">
            <text:p>15.833855505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98">
            <text:p>98</text:p>
          </table:table-cell>
          <table:table-cell office:value-type="float" office:value="3456">
            <text:p>3456</text:p>
          </table:table-cell>
          <table:table-cell office:value-type="float" office:value="6172">
            <text:p>6172</text:p>
          </table:table-cell>
          <table:table-cell office:value-type="float" office:value="11002">
            <text:p>11002</text:p>
          </table:table-cell>
          <table:table-cell office:value-type="float" office:value="197.875">
            <text:p>197.875</text:p>
          </table:table-cell>
          <table:table-cell office:value-type="float" office:value="261.875">
            <text:p>261.875</text:p>
          </table:table-cell>
          <table:table-cell office:value-type="float" office:value="600.5">
            <text:p>600.5</text:p>
          </table:table-cell>
          <table:table-cell office:value-type="float" office:value="0.0572554976851852">
            <text:p>0.0572554977</text:p>
          </table:table-cell>
          <table:table-cell office:value-type="float" office:value="0.0424295204147764">
            <text:p>0.0424295204</text:p>
          </table:table-cell>
          <table:table-cell office:value-type="float" office:value="0.0545809852754045">
            <text:p>0.0545809853</text:p>
          </table:table-cell>
          <table:table-cell office:value-type="float" office:value="1.2068194982479">
            <text:p>1.2068194982</text:p>
          </table:table-cell>
          <table:table-cell office:value-type="float" office:value="1.15203183928887">
            <text:p>1.1520318393</text:p>
          </table:table-cell>
          <table:table-cell office:value-type="float" office:value="1.19687245301304">
            <text:p>1.196872453</text:p>
          </table:table-cell>
          <table:table-cell office:value-type="float" office:value="12.4495695418408">
            <text:p>12.4495695418</text:p>
          </table:table-cell>
          <table:table-cell office:value-type="float" office:value="16.6806102459682">
            <text:p>16.680610246</text:p>
          </table:table-cell>
          <table:table-cell office:value-type="float" office:value="13.0429299907211">
            <text:p>13.042929990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209">
            <text:p>4209</text:p>
          </table:table-cell>
          <table:table-cell office:value-type="float" office:value="7006">
            <text:p>7006</text:p>
          </table:table-cell>
          <table:table-cell office:value-type="float" office:value="11910">
            <text:p>11910</text:p>
          </table:table-cell>
          <table:table-cell office:value-type="float" office:value="199.5">
            <text:p>199.5</text:p>
          </table:table-cell>
          <table:table-cell office:value-type="float" office:value="330.375">
            <text:p>330.375</text:p>
          </table:table-cell>
          <table:table-cell office:value-type="float" office:value="785">
            <text:p>785</text:p>
          </table:table-cell>
          <table:table-cell office:value-type="float" office:value="0.0473984319315752">
            <text:p>0.0473984319</text:p>
          </table:table-cell>
          <table:table-cell office:value-type="float" office:value="0.0471560091350271">
            <text:p>0.0471560091</text:p>
          </table:table-cell>
          <table:table-cell office:value-type="float" office:value="0.0659109991603694">
            <text:p>0.0659109992</text:p>
          </table:table-cell>
          <table:table-cell office:value-type="float" office:value="1.17029787000567">
            <text:p>1.17029787</text:p>
          </table:table-cell>
          <table:table-cell office:value-type="float" office:value="1.16940446279978">
            <text:p>1.1694044628</text:p>
          </table:table-cell>
          <table:table-cell office:value-type="float" office:value="1.23920324628952">
            <text:p>1.2392032463</text:p>
          </table:table-cell>
          <table:table-cell office:value-type="float" office:value="14.9677407696489">
            <text:p>14.9677407696</text:p>
          </table:table-cell>
          <table:table-cell office:value-type="float" office:value="15.0429333736901">
            <text:p>15.0429333737</text:p>
          </table:table-cell>
          <table:table-cell office:value-type="float" office:value="10.8592982486082">
            <text:p>10.859298248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340">
            <text:p>4340</text:p>
          </table:table-cell>
          <table:table-cell office:value-type="float" office:value="6652">
            <text:p>6652</text:p>
          </table:table-cell>
          <table:table-cell office:value-type="float" office:value="12745">
            <text:p>12745</text:p>
          </table:table-cell>
          <table:table-cell office:value-type="float" office:value="224.375">
            <text:p>224.375</text:p>
          </table:table-cell>
          <table:table-cell office:value-type="float" office:value="226">
            <text:p>226</text:p>
          </table:table-cell>
          <table:table-cell office:value-type="float" office:value="863.875">
            <text:p>863.875</text:p>
          </table:table-cell>
          <table:table-cell office:value-type="float" office:value="0.0516993087557604">
            <text:p>0.0516993088</text:p>
          </table:table-cell>
          <table:table-cell office:value-type="float" office:value="0.0339747444377631">
            <text:p>0.0339747444</text:p>
          </table:table-cell>
          <table:table-cell office:value-type="float" office:value="0.0677814829344841">
            <text:p>0.0677814829</text:p>
          </table:table-cell>
          <table:table-cell office:value-type="float" office:value="1.18618630495578">
            <text:p>1.186186305</text:p>
          </table:table-cell>
          <table:table-cell office:value-type="float" office:value="1.12117400072101">
            <text:p>1.1211740007</text:p>
          </table:table-cell>
          <table:table-cell office:value-type="float" office:value="1.24624007595114">
            <text:p>1.246240076</text:p>
          </table:table-cell>
          <table:table-cell office:value-type="float" office:value="13.7509434747074">
            <text:p>13.7509434747</text:p>
          </table:table-cell>
          <table:table-cell office:value-type="float" office:value="20.7464802513271">
            <text:p>20.7464802513</text:p>
          </table:table-cell>
          <table:table-cell office:value-type="float" office:value="10.5689882847856">
            <text:p>10.568988284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3845">
            <text:p>3845</text:p>
          </table:table-cell>
          <table:table-cell office:value-type="float" office:value="7190">
            <text:p>7190</text:p>
          </table:table-cell>
          <table:table-cell office:value-type="float" office:value="12833">
            <text:p>12833</text:p>
          </table:table-cell>
          <table:table-cell office:value-type="float" office:value="222.75">
            <text:p>222.75</text:p>
          </table:table-cell>
          <table:table-cell office:value-type="float" office:value="614.25">
            <text:p>614.25</text:p>
          </table:table-cell>
          <table:table-cell office:value-type="float" office:value="937.5">
            <text:p>937.5</text:p>
          </table:table-cell>
          <table:table-cell office:value-type="float" office:value="0.0579323797139142">
            <text:p>0.0579323797</text:p>
          </table:table-cell>
          <table:table-cell office:value-type="float" office:value="0.0854311543810848">
            <text:p>0.0854311544</text:p>
          </table:table-cell>
          <table:table-cell office:value-type="float" office:value="0.07305384555443">
            <text:p>0.0730538456</text:p>
          </table:table-cell>
          <table:table-cell office:value-type="float" office:value="1.20934140381256">
            <text:p>1.2093414038</text:p>
          </table:table-cell>
          <table:table-cell office:value-type="float" office:value="1.31331406532601">
            <text:p>1.3133140653</text:p>
          </table:table-cell>
          <table:table-cell office:value-type="float" office:value="1.26614871356707">
            <text:p>1.2661487136</text:p>
          </table:table-cell>
          <table:table-cell office:value-type="float" office:value="12.3080835783836">
            <text:p>12.3080835784</text:p>
          </table:table-cell>
          <table:table-cell office:value-type="float" office:value="8.45535659594288">
            <text:p>8.4553565959</text:p>
          </table:table-cell>
          <table:table-cell office:value-type="float" office:value="9.83066947467936">
            <text:p>9.830669474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4392">
            <text:p>4392</text:p>
          </table:table-cell>
          <table:table-cell office:value-type="float" office:value="7713">
            <text:p>7713</text:p>
          </table:table-cell>
          <table:table-cell office:value-type="float" office:value="14956">
            <text:p>14956</text:p>
          </table:table-cell>
          <table:table-cell office:value-type="float" office:value="193.875">
            <text:p>193.875</text:p>
          </table:table-cell>
          <table:table-cell office:value-type="float" office:value="556.75">
            <text:p>556.75</text:p>
          </table:table-cell>
          <table:table-cell office:value-type="float" office:value="1144.375">
            <text:p>1144.375</text:p>
          </table:table-cell>
          <table:table-cell office:value-type="float" office:value="0.0441427595628415">
            <text:p>0.0441427596</text:p>
          </table:table-cell>
          <table:table-cell office:value-type="float" office:value="0.0721833268507714">
            <text:p>0.0721833269</text:p>
          </table:table-cell>
          <table:table-cell office:value-type="float" office:value="0.076516113934207">
            <text:p>0.0765161139</text:p>
          </table:table-cell>
          <table:table-cell office:value-type="float" office:value="1.15831888158472">
            <text:p>1.1583188816</text:p>
          </table:table-cell>
          <table:table-cell office:value-type="float" office:value="1.26285409202118">
            <text:p>1.262854092</text:p>
          </table:table-cell>
          <table:table-cell office:value-type="float" office:value="1.27928164152525">
            <text:p>1.2792816415</text:p>
          </table:table-cell>
          <table:table-cell office:value-type="float" office:value="16.0464765807895">
            <text:p>16.0464765808</text:p>
          </table:table-cell>
          <table:table-cell office:value-type="float" office:value="9.94514204552848">
            <text:p>9.9451420455</text:p>
          </table:table-cell>
          <table:table-cell office:value-type="float" office:value="9.40115447134997">
            <text:p>9.401154471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4715">
            <text:p>4715</text:p>
          </table:table-cell>
          <table:table-cell office:value-type="float" office:value="8135">
            <text:p>8135</text:p>
          </table:table-cell>
          <table:table-cell office:value-type="float" office:value="14839">
            <text:p>14839</text:p>
          </table:table-cell>
          <table:table-cell office:value-type="float" office:value="253.75">
            <text:p>253.75</text:p>
          </table:table-cell>
          <table:table-cell office:value-type="float" office:value="549">
            <text:p>549</text:p>
          </table:table-cell>
          <table:table-cell office:value-type="float" office:value="1023.5">
            <text:p>1023.5</text:p>
          </table:table-cell>
          <table:table-cell office:value-type="float" office:value="0.0538176033934252">
            <text:p>0.0538176034</text:p>
          </table:table-cell>
          <table:table-cell office:value-type="float" office:value="0.0674861708666257">
            <text:p>0.0674861709</text:p>
          </table:table-cell>
          <table:table-cell office:value-type="float" office:value="0.0689736505155334">
            <text:p>0.0689736505</text:p>
          </table:table-cell>
          <table:table-cell office:value-type="float" office:value="1.19403842736961">
            <text:p>1.1940384274</text:p>
          </table:table-cell>
          <table:table-cell office:value-type="float" office:value="1.24512818921934">
            <text:p>1.2451281892</text:p>
          </table:table-cell>
          <table:table-cell office:value-type="float" office:value="1.25073221115663">
            <text:p>1.2507322112</text:p>
          </table:table-cell>
          <table:table-cell office:value-type="float" office:value="13.2231082561405">
            <text:p>13.2231082561</text:p>
          </table:table-cell>
          <table:table-cell office:value-type="float" office:value="10.613752997733">
            <text:p>10.6137529977</text:p>
          </table:table-cell>
          <table:table-cell office:value-type="float" office:value="10.3921701533036">
            <text:p>10.392170153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9">
            <text:p>89</text:p>
          </table:table-cell>
          <table:table-cell office:value-type="float" office:value="4756">
            <text:p>4756</text:p>
          </table:table-cell>
          <table:table-cell office:value-type="float" office:value="8308">
            <text:p>8308</text:p>
          </table:table-cell>
          <table:table-cell office:value-type="float" office:value="16627">
            <text:p>16627</text:p>
          </table:table-cell>
          <table:table-cell office:value-type="float" office:value="164.875">
            <text:p>164.875</text:p>
          </table:table-cell>
          <table:table-cell office:value-type="float" office:value="331.5">
            <text:p>331.5</text:p>
          </table:table-cell>
          <table:table-cell office:value-type="float" office:value="834.75">
            <text:p>834.75</text:p>
          </table:table-cell>
          <table:table-cell office:value-type="float" office:value="0.0346667367535744">
            <text:p>0.0346667368</text:p>
          </table:table-cell>
          <table:table-cell office:value-type="float" office:value="0.0399012999518536">
            <text:p>0.0399013</text:p>
          </table:table-cell>
          <table:table-cell office:value-type="float" office:value="0.0502044866782943">
            <text:p>0.0502044867</text:p>
          </table:table-cell>
          <table:table-cell office:value-type="float" office:value="1.12368907260631">
            <text:p>1.1236890726</text:p>
          </table:table-cell>
          <table:table-cell office:value-type="float" office:value="1.14277509275767">
            <text:p>1.1427750928</text:p>
          </table:table-cell>
          <table:table-cell office:value-type="float" office:value="1.18065586471999">
            <text:p>1.1806558647</text:p>
          </table:table-cell>
          <table:table-cell office:value-type="float" office:value="20.3391949107656">
            <text:p>20.3391949108</text:p>
          </table:table-cell>
          <table:table-cell office:value-type="float" office:value="17.7158574721166">
            <text:p>17.7158574721</text:p>
          </table:table-cell>
          <table:table-cell office:value-type="float" office:value="14.1502230164337">
            <text:p>14.150223016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70">
            <text:p>70</text:p>
          </table:table-cell>
          <table:table-cell office:value-type="float" office:value="4948">
            <text:p>4948</text:p>
          </table:table-cell>
          <table:table-cell office:value-type="float" office:value="9002">
            <text:p>9002</text:p>
          </table:table-cell>
          <table:table-cell office:value-type="float" office:value="17821">
            <text:p>17821</text:p>
          </table:table-cell>
          <table:table-cell office:value-type="float" office:value="264.875">
            <text:p>264.875</text:p>
          </table:table-cell>
          <table:table-cell office:value-type="float" office:value="356.375">
            <text:p>356.375</text:p>
          </table:table-cell>
          <table:table-cell office:value-type="float" office:value="745.25">
            <text:p>745.25</text:p>
          </table:table-cell>
          <table:table-cell office:value-type="float" office:value="0.0535317299919159">
            <text:p>0.05353173</text:p>
          </table:table-cell>
          <table:table-cell office:value-type="float" office:value="0.0395884247944901">
            <text:p>0.0395884248</text:p>
          </table:table-cell>
          <table:table-cell office:value-type="float" office:value="0.0418186409292408">
            <text:p>0.0418186409</text:p>
          </table:table-cell>
          <table:table-cell office:value-type="float" office:value="1.19297772135892">
            <text:p>1.1929777214</text:p>
          </table:table-cell>
          <table:table-cell office:value-type="float" office:value="1.14163128380102">
            <text:p>1.1416312838</text:p>
          </table:table-cell>
          <table:table-cell office:value-type="float" office:value="1.14979288876151">
            <text:p>1.1497928888</text:p>
          </table:table-cell>
          <table:table-cell office:value-type="float" office:value="13.2919041482276">
            <text:p>13.2919041482</text:p>
          </table:table-cell>
          <table:table-cell office:value-type="float" office:value="17.8531656017092">
            <text:p>17.8531656017</text:p>
          </table:table-cell>
          <table:table-cell office:value-type="float" office:value="16.9192839510385">
            <text:p>16.91928395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5644">
            <text:p>5644</text:p>
          </table:table-cell>
          <table:table-cell office:value-type="float" office:value="9998">
            <text:p>9998</text:p>
          </table:table-cell>
          <table:table-cell office:value-type="float" office:value="19332">
            <text:p>19332</text:p>
          </table:table-cell>
          <table:table-cell office:value-type="float" office:value="333.125">
            <text:p>333.125</text:p>
          </table:table-cell>
          <table:table-cell office:value-type="float" office:value="709.625">
            <text:p>709.625</text:p>
          </table:table-cell>
          <table:table-cell office:value-type="float" office:value="43.125">
            <text:p>43.125</text:p>
          </table:table-cell>
          <table:table-cell office:value-type="float" office:value="0.059022856130404">
            <text:p>0.0590228561</text:p>
          </table:table-cell>
          <table:table-cell office:value-type="float" office:value="0.0709766953390678">
            <text:p>0.0709766953</text:p>
          </table:table-cell>
          <table:table-cell office:value-type="float" office:value="0.00223075729360646">
            <text:p>0.0022307573</text:p>
          </table:table-cell>
          <table:table-cell office:value-type="float" office:value="1.21340804364616">
            <text:p>1.2134080436</text:p>
          </table:table-cell>
          <table:table-cell office:value-type="float" office:value="1.258292308598">
            <text:p>1.2582923086</text:p>
          </table:table-cell>
          <table:table-cell office:value-type="float" office:value="1.0078174040327">
            <text:p>1.007817404</text:p>
          </table:table-cell>
          <table:table-cell office:value-type="float" office:value="12.0869691781428">
            <text:p>12.0869691781</text:p>
          </table:table-cell>
          <table:table-cell office:value-type="float" office:value="10.1084549162425">
            <text:p>10.1084549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898">
            <text:p>5898</text:p>
          </table:table-cell>
          <table:table-cell office:value-type="float" office:value="10435">
            <text:p>10435</text:p>
          </table:table-cell>
          <table:table-cell office:value-type="float" office:value="19090">
            <text:p>19090</text:p>
          </table:table-cell>
          <table:table-cell office:value-type="float" office:value="348.75">
            <text:p>348.75</text:p>
          </table:table-cell>
          <table:table-cell office:value-type="float" office:value="625.5">
            <text:p>625.5</text:p>
          </table:table-cell>
          <table:table-cell office:value-type="float" office:value="-93.625">
            <text:p>-93.625</text:p>
          </table:table-cell>
          <table:table-cell office:value-type="float" office:value="0.0591302136317396">
            <text:p>0.0591302136</text:p>
          </table:table-cell>
          <table:table-cell office:value-type="float" office:value="0.0599425011978917">
            <text:p>0.0599425012</text:p>
          </table:table-cell>
          <table:table-cell office:value-type="float" office:value="-0.00490440020953379">
            <text:p>-0.0049044002</text:p>
          </table:table-cell>
          <table:table-cell office:value-type="float" office:value="1.21380865675279">
            <text:p>1.2138086568</text:p>
          </table:table-cell>
          <table:table-cell office:value-type="float" office:value="1.21684123695435">
            <text:p>1.216841237</text:p>
          </table:table-cell>
          <table:table-cell office:value-type="float" office:value="0.982881743423806">
            <text:p>0.9828817434</text:p>
          </table:table-cell>
          <table:table-cell office:value-type="float" office:value="12.0656413116424">
            <text:p>12.0656413116</text:p>
          </table:table-cell>
          <table:table-cell office:value-type="float" office:value="11.9067456684578">
            <text:p>11.90674566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 office:value-type="float" office:value="48">
            <text:p>48</text:p>
          </table:table-cell>
          <table:table-cell office:value-type="float" office:value="5868">
            <text:p>5868</text:p>
          </table:table-cell>
          <table:table-cell office:value-type="float" office:value="10397">
            <text:p>10397</text:p>
          </table:table-cell>
          <table:table-cell office:value-type="float" office:value="17507">
            <text:p>17507</text:p>
          </table:table-cell>
          <table:table-cell office:value-type="float" office:value="436.25">
            <text:p>436.25</text:p>
          </table:table-cell>
          <table:table-cell office:value-type="float" office:value="768.5">
            <text:p>768.5</text:p>
          </table:table-cell>
          <table:table-cell office:value-type="float" office:value="-743.375">
            <text:p>-743.375</text:p>
          </table:table-cell>
          <table:table-cell office:value-type="float" office:value="0.0743438991138378">
            <text:p>0.0743438991</text:p>
          </table:table-cell>
          <table:table-cell office:value-type="float" office:value="0.0739155525632394">
            <text:p>0.0739155526</text:p>
          </table:table-cell>
          <table:table-cell office:value-type="float" office:value="-0.0424615867938539">
            <text:p>-0.0424615868</text:p>
          </table:table-cell>
          <table:table-cell office:value-type="float" office:value="1.27103659695591">
            <text:p>1.271036597</text:p>
          </table:table-cell>
          <table:table-cell office:value-type="float" office:value="1.26941291143637">
            <text:p>1.2694129114</text:p>
          </table:table-cell>
          <table:table-cell office:value-type="float" office:value="0.854918299473493">
            <text:p>0.8549182995</text:p>
          </table:table-cell>
          <table:table-cell office:value-type="float" office:value="9.66595651642435">
            <text:p>9.6659565164</text:p>
          </table:table-cell>
          <table:table-cell office:value-type="float" office:value="9.72001011812619">
            <text:p>9.7200101181</text:p>
          </table:table-cell>
          <table:table-cell office:value-type="float" office:value="-15.9750200176597">
            <text:p>-15.975020017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99">
            <text:p>99</text:p>
          </table:table-cell>
          <table:table-cell office:value-type="float" office:value="6456">
            <text:p>6456</text:p>
          </table:table-cell>
          <table:table-cell office:value-type="float" office:value="11133">
            <text:p>11133</text:p>
          </table:table-cell>
          <table:table-cell office:value-type="float" office:value="18522">
            <text:p>18522</text:p>
          </table:table-cell>
          <table:table-cell office:value-type="float" office:value="523.625">
            <text:p>523.625</text:p>
          </table:table-cell>
          <table:table-cell office:value-type="float" office:value="864.875">
            <text:p>864.875</text:p>
          </table:table-cell>
          <table:table-cell office:value-type="float" office:value="-744.25">
            <text:p>-744.25</text:p>
          </table:table-cell>
          <table:table-cell office:value-type="float" office:value="0.0811067224287484">
            <text:p>0.0811067224</text:p>
          </table:table-cell>
          <table:table-cell office:value-type="float" office:value="0.0776857091529687">
            <text:p>0.0776857092</text:p>
          </table:table-cell>
          <table:table-cell office:value-type="float" office:value="-0.0401819457941907">
            <text:p>-0.0401819458</text:p>
          </table:table-cell>
          <table:table-cell office:value-type="float" office:value="1.29676699732996">
            <text:p>1.2967669973</text:p>
          </table:table-cell>
          <table:table-cell office:value-type="float" office:value="1.28372871807233">
            <text:p>1.2837287181</text:p>
          </table:table-cell>
          <table:table-cell office:value-type="float" office:value="0.862527783705235">
            <text:p>0.8625277837</text:p>
          </table:table-cell>
          <table:table-cell office:value-type="float" office:value="8.88818201774915">
            <text:p>8.8881820177</text:p>
          </table:table-cell>
          <table:table-cell office:value-type="float" office:value="9.26470664128889">
            <text:p>9.2647066413</text:p>
          </table:table-cell>
          <table:table-cell office:value-type="float" office:value="-16.9012719716744">
            <text:p>-16.90127197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 office:value-type="float" office:value="96">
            <text:p>96</text:p>
          </table:table-cell>
          <table:table-cell office:value-type="float" office:value="7057">
            <text:p>7057</text:p>
          </table:table-cell>
          <table:table-cell office:value-type="float" office:value="11306">
            <text:p>11306</text:p>
          </table:table-cell>
          <table:table-cell office:value-type="float" office:value="18298">
            <text:p>18298</text:p>
          </table:table-cell>
          <table:table-cell office:value-type="float" office:value="530.5">
            <text:p>530.5</text:p>
          </table:table-cell>
          <table:table-cell office:value-type="float" office:value="-429.125">
            <text:p>-429.125</text:p>
          </table:table-cell>
          <table:table-cell office:value-type="float" office:value="257.625">
            <text:p>257.625</text:p>
          </table:table-cell>
          <table:table-cell office:value-type="float" office:value="0.0751735865098484">
            <text:p>0.0751735865</text:p>
          </table:table-cell>
          <table:table-cell office:value-type="float" office:value="-0.0379555103484875">
            <text:p>-0.0379555103</text:p>
          </table:table-cell>
          <table:table-cell office:value-type="float" office:value="0.0140794075855285">
            <text:p>0.0140794076</text:p>
          </table:table-cell>
          <table:table-cell office:value-type="float" office:value="1.27418364627763">
            <text:p>1.2741836463</text:p>
          </table:table-cell>
          <table:table-cell office:value-type="float" office:value="0.869979330481289">
            <text:p>0.8699793305</text:p>
          </table:table-cell>
          <table:table-cell office:value-type="float" office:value="1.04966645679655">
            <text:p>1.0496664568</text:p>
          </table:table-cell>
          <table:table-cell office:value-type="float" office:value="9.56300862611384">
            <text:p>9.5630086261</text:p>
          </table:table-cell>
          <table:table-cell office:value-type="float" office:value="-17.9132875591642">
            <text:p>-17.91328755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3">
            <text:p>113</text:p>
          </table:table-cell>
          <table:table-cell office:value-type="float" office:value="7043">
            <text:p>7043</text:p>
          </table:table-cell>
          <table:table-cell office:value-type="float" office:value="10772">
            <text:p>10772</text:p>
          </table:table-cell>
          <table:table-cell office:value-type="float" office:value="18396">
            <text:p>18396</text:p>
          </table:table-cell>
          <table:table-cell office:value-type="float" office:value="-291.625">
            <text:p>-291.625</text:p>
          </table:table-cell>
          <table:table-cell office:value-type="float" office:value="-136.5">
            <text:p>-136.5</text:p>
          </table:table-cell>
          <table:table-cell office:value-type="float" office:value="-316.625">
            <text:p>-316.625</text:p>
          </table:table-cell>
          <table:table-cell office:value-type="float" office:value="-0.0414063609257419">
            <text:p>-0.0414063609</text:p>
          </table:table-cell>
          <table:table-cell office:value-type="float" office:value="-0.0126717415521723">
            <text:p>-0.0126717416</text:p>
          </table:table-cell>
          <table:table-cell office:value-type="float" office:value="-0.0172116220917591">
            <text:p>-0.0172116221</text:p>
          </table:table-cell>
          <table:table-cell office:value-type="float" office:value="0.858438130741125">
            <text:p>0.8584381307</text:p>
          </table:table-cell>
          <table:table-cell office:value-type="float" office:value="0.955963627713968">
            <text:p>0.9559636277</text:p>
          </table:table-cell>
          <table:table-cell office:value-type="float" office:value="0.940339952951501">
            <text:p>0.940339953</text:p>
          </table:table-cell>
          <table:table-cell office:value-type="float" office:value="-16.391097307083">
            <text:p>-16.39109730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5481">
            <text:p>5481</text:p>
          </table:table-cell>
          <table:table-cell office:value-type="float" office:value="10349">
            <text:p>10349</text:p>
          </table:table-cell>
          <table:table-cell office:value-type="float" office:value="16898">
            <text:p>16898</text:p>
          </table:table-cell>
          <table:table-cell office:value-type="float" office:value="28.25">
            <text:p>28.25</text:p>
          </table:table-cell>
          <table:table-cell office:value-type="float" office:value="534">
            <text:p>534</text:p>
          </table:table-cell>
          <table:table-cell office:value-type="float" office:value="-454.625">
            <text:p>-454.625</text:p>
          </table:table-cell>
          <table:table-cell office:value-type="float" office:value="0.0051541689472724">
            <text:p>0.0051541689</text:p>
          </table:table-cell>
          <table:table-cell office:value-type="float" office:value="0.0515991883273746">
            <text:p>0.0515991883</text:p>
          </table:table-cell>
          <table:table-cell office:value-type="float" office:value="-0.02690407148775">
            <text:p>-0.0269040715</text:p>
          </table:table-cell>
          <table:table-cell office:value-type="float" office:value="1.01809165961223">
            <text:p>1.0180916596</text:p>
          </table:table-cell>
          <table:table-cell office:value-type="float" office:value="1.18581561256846">
            <text:p>1.1858156126</text:p>
          </table:table-cell>
          <table:table-cell office:value-type="float" office:value="0.907254454755606">
            <text:p>0.9072544548</text:p>
          </table:table-cell>
          <table:table-cell office:value-type="float" office:value="0">
            <text:p>0</text:p>
          </table:table-cell>
          <table:table-cell office:value-type="float" office:value="13.7769637768971">
            <text:p>13.7769637769</text:p>
          </table:table-cell>
          <table:table-cell office:value-type="float" office:value="-25.4155047876809">
            <text:p>-25.415504787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5687">
            <text:p>5687</text:p>
          </table:table-cell>
          <table:table-cell office:value-type="float" office:value="11476">
            <text:p>11476</text:p>
          </table:table-cell>
          <table:table-cell office:value-type="float" office:value="17740">
            <text:p>17740</text:p>
          </table:table-cell>
          <table:table-cell office:value-type="float" office:value="-199.5">
            <text:p>-199.5</text:p>
          </table:table-cell>
          <table:table-cell office:value-type="float" office:value="499">
            <text:p>499</text:p>
          </table:table-cell>
          <table:table-cell office:value-type="float" office:value="-585.375">
            <text:p>-585.375</text:p>
          </table:table-cell>
          <table:table-cell office:value-type="float" office:value="-0.0350800070335854">
            <text:p>-0.035080007</text:p>
          </table:table-cell>
          <table:table-cell office:value-type="float" office:value="0.0434820494945974">
            <text:p>0.0434820495</text:p>
          </table:table-cell>
          <table:table-cell office:value-type="float" office:value="-0.0329974633596392">
            <text:p>-0.0329974634</text:p>
          </table:table-cell>
          <table:table-cell office:value-type="float" office:value="0.879631964893665">
            <text:p>0.8796319649</text:p>
          </table:table-cell>
          <table:table-cell office:value-type="float" office:value="1.15589292294246">
            <text:p>1.1558929229</text:p>
          </table:table-cell>
          <table:table-cell office:value-type="float" office:value="0.886642990114077">
            <text:p>0.8866429901</text:p>
          </table:table-cell>
          <table:table-cell office:value-type="float" office:value="-19.4104014312848">
            <text:p>-19.4104014313</text:p>
          </table:table-cell>
          <table:table-cell office:value-type="float" office:value="16.2851111954332">
            <text:p>16.2851111954</text:p>
          </table:table-cell>
          <table:table-cell office:value-type="float" office:value="-20.6575629913882">
            <text:p>-20.657562991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7106">
            <text:p>7106</text:p>
          </table:table-cell>
          <table:table-cell office:value-type="float" office:value="11148">
            <text:p>11148</text:p>
          </table:table-cell>
          <table:table-cell office:value-type="float" office:value="18063">
            <text:p>18063</text:p>
          </table:table-cell>
          <table:table-cell office:value-type="float" office:value="304.75">
            <text:p>304.75</text:p>
          </table:table-cell>
          <table:table-cell office:value-type="float" office:value="-530.5">
            <text:p>-530.5</text:p>
          </table:table-cell>
          <table:table-cell office:value-type="float" office:value="303.75">
            <text:p>303.75</text:p>
          </table:table-cell>
          <table:table-cell office:value-type="float" office:value="0.0428862932732902">
            <text:p>0.0428862933</text:p>
          </table:table-cell>
          <table:table-cell office:value-type="float" office:value="-0.0475870111230714">
            <text:p>-0.0475870111</text:p>
          </table:table-cell>
          <table:table-cell office:value-type="float" office:value="0.0168161434977578">
            <text:p>0.0168161435</text:p>
          </table:table-cell>
          <table:table-cell office:value-type="float" office:value="1.15370692539193">
            <text:p>1.1537069254</text:p>
          </table:table-cell>
          <table:table-cell office:value-type="float" office:value="0.8378839273794">
            <text:p>0.8378839274</text:p>
          </table:table-cell>
          <table:table-cell office:value-type="float" office:value="1.05941075629914">
            <text:p>1.0594107563</text:p>
          </table:table-cell>
          <table:table-cell office:value-type="float" office:value="16.5065890023691">
            <text:p>16.5065890024</text:p>
          </table:table-cell>
          <table:table-cell office:value-type="float" office:value="-14.2165004674133">
            <text:p>-14.21650046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6893">
            <text:p>6893</text:p>
          </table:table-cell>
          <table:table-cell office:value-type="float" office:value="10808">
            <text:p>10808</text:p>
          </table:table-cell>
          <table:table-cell office:value-type="float" office:value="17906">
            <text:p>17906</text:p>
          </table:table-cell>
          <table:table-cell office:value-type="float" office:value="-127.75">
            <text:p>-127.75</text:p>
          </table:table-cell>
          <table:table-cell office:value-type="float" office:value="562.375">
            <text:p>562.375</text:p>
          </table:table-cell>
          <table:table-cell office:value-type="float" office:value="-218">
            <text:p>-218</text:p>
          </table:table-cell>
          <table:table-cell office:value-type="float" office:value="-0.0185332946467431">
            <text:p>-0.0185332946</text:p>
          </table:table-cell>
          <table:table-cell office:value-type="float" office:value="0.0520332161361954">
            <text:p>0.0520332161</text:p>
          </table:table-cell>
          <table:table-cell office:value-type="float" office:value="-0.0121746900480286">
            <text:p>-0.01217469</text:p>
          </table:table-cell>
          <table:table-cell office:value-type="float" office:value="0.935806695436907">
            <text:p>0.9358066954</text:p>
          </table:table-cell>
          <table:table-cell office:value-type="float" office:value="1.18742286941638">
            <text:p>1.1874228694</text:p>
          </table:table-cell>
          <table:table-cell office:value-type="float" office:value="0.95767910206432">
            <text:p>0.9576791021</text:p>
          </table:table-cell>
          <table:table-cell office:value-type="float" office:value="0">
            <text:p>0</text:p>
          </table:table-cell>
          <table:table-cell office:value-type="float" office:value="13.6648879795236">
            <text:p>13.6648879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5481">
            <text:p>5481</text:p>
          </table:table-cell>
          <table:table-cell office:value-type="float" office:value="10266">
            <text:p>10266</text:p>
          </table:table-cell>
          <table:table-cell office:value-type="float" office:value="16562">
            <text:p>16562</text:p>
          </table:table-cell>
          <table:table-cell office:value-type="float" office:value="28.25">
            <text:p>28.25</text:p>
          </table:table-cell>
          <table:table-cell office:value-type="float" office:value="678.5">
            <text:p>678.5</text:p>
          </table:table-cell>
          <table:table-cell office:value-type="float" office:value="1574.125">
            <text:p>1574.125</text:p>
          </table:table-cell>
          <table:table-cell office:value-type="float" office:value="0.0051541689472724">
            <text:p>0.0051541689</text:p>
          </table:table-cell>
          <table:table-cell office:value-type="float" office:value="0.0660919540229885">
            <text:p>0.066091954</text:p>
          </table:table-cell>
          <table:table-cell office:value-type="float" office:value="0.0950443786982249">
            <text:p>0.0950443787</text:p>
          </table:table-cell>
          <table:table-cell office:value-type="float" office:value="1.01809165961223">
            <text:p>1.0180916596</text:p>
          </table:table-cell>
          <table:table-cell office:value-type="float" office:value="1.23988340599815">
            <text:p>1.239883406</text:p>
          </table:table-cell>
          <table:table-cell office:value-type="float" office:value="1.35036085593116">
            <text:p>1.3503608559</text:p>
          </table:table-cell>
          <table:table-cell office:value-type="float" office:value="0">
            <text:p>0</text:p>
          </table:table-cell>
          <table:table-cell office:value-type="float" office:value="10.8304952919625">
            <text:p>10.830495292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table:number-columns-repeated="2" office:value-type="float" office:value="249">
            <text:p>249</text:p>
          </table:table-cell>
          <table:table-cell office:value-type="float" office:value="6496">
            <text:p>6496</text:p>
          </table:table-cell>
          <table:table-cell office:value-type="float" office:value="11480">
            <text:p>11480</text:p>
          </table:table-cell>
          <table:table-cell office:value-type="float" office:value="17284">
            <text:p>17284</text:p>
          </table:table-cell>
          <table:table-cell office:value-type="float" office:value="-21.125">
            <text:p>-21.125</text:p>
          </table:table-cell>
          <table:table-cell office:value-type="float" office:value="-190.625">
            <text:p>-190.625</text:p>
          </table:table-cell>
          <table:table-cell office:value-type="float" office:value="-446.25">
            <text:p>-446.25</text:p>
          </table:table-cell>
          <table:table-cell office:value-type="float" office:value="-0.00325200123152709">
            <text:p>-0.0032520012</text:p>
          </table:table-cell>
          <table:table-cell office:value-type="float" office:value="-0.0166049651567944">
            <text:p>-0.0166049652</text:p>
          </table:table-cell>
          <table:table-cell office:value-type="float" office:value="-0.0258186762323536">
            <text:p>-0.0258186762</text:p>
          </table:table-cell>
          <table:table-cell office:value-type="float" office:value="0.988638723693195">
            <text:p>0.9886387237</text:p>
          </table:table-cell>
          <table:table-cell office:value-type="float" office:value="0.942423042692222">
            <text:p>0.9424230427</text:p>
          </table:table-cell>
          <table:table-cell office:value-type="float" office:value="0.910941177109849">
            <text:p>0.9109411771</text:p>
          </table:table-cell>
          <table:table-cell table:number-columns-repeated="2" office:value-type="float" office:value="0">
            <text:p>0</text:p>
          </table:table-cell>
          <table:table-cell office:value-type="float" office:value="-26.4986513319636">
            <text:p>-26.49865133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51">
            <text:p>151</text:p>
          </table:table-cell>
          <table:table-cell office:value-type="float" office:value="7106">
            <text:p>7106</text:p>
          </table:table-cell>
          <table:table-cell office:value-type="float" office:value="11026">
            <text:p>11026</text:p>
          </table:table-cell>
          <table:table-cell office:value-type="float" office:value="20776">
            <text:p>20776</text:p>
          </table:table-cell>
          <table:table-cell office:value-type="float" office:value="304.75">
            <text:p>304.75</text:p>
          </table:table-cell>
          <table:table-cell office:value-type="float" office:value="-334.25">
            <text:p>-334.25</text:p>
          </table:table-cell>
          <table:table-cell office:value-type="float" office:value="1672.125">
            <text:p>1672.125</text:p>
          </table:table-cell>
          <table:table-cell office:value-type="float" office:value="0.0428862932732902">
            <text:p>0.0428862933</text:p>
          </table:table-cell>
          <table:table-cell office:value-type="float" office:value="-0.0303147106838382">
            <text:p>-0.0303147107</text:p>
          </table:table-cell>
          <table:table-cell office:value-type="float" office:value="0.0804834905660377">
            <text:p>0.0804834906</text:p>
          </table:table-cell>
          <table:table-cell office:value-type="float" office:value="1.15370692539193">
            <text:p>1.1537069254</text:p>
          </table:table-cell>
          <table:table-cell office:value-type="float" office:value="0.895699716706902">
            <text:p>0.8956997167</text:p>
          </table:table-cell>
          <table:table-cell office:value-type="float" office:value="1.29438829779837">
            <text:p>1.2943882978</text:p>
          </table:table-cell>
          <table:table-cell office:value-type="float" office:value="16.5065890023691">
            <text:p>16.5065890024</text:p>
          </table:table-cell>
          <table:table-cell office:value-type="float" office:value="-22.5166918700738">
            <text:p>-22.5166918701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32">
            <text:p>132</text:p>
          </table:table-cell>
          <table:table-cell office:value-type="float" office:value="6749">
            <text:p>6749</text:p>
          </table:table-cell>
          <table:table-cell office:value-type="float" office:value="11249">
            <text:p>11249</text:p>
          </table:table-cell>
          <table:table-cell office:value-type="float" office:value="22589">
            <text:p>22589</text:p>
          </table:table-cell>
          <table:table-cell office:value-type="float" office:value="-550.25">
            <text:p>-550.25</text:p>
          </table:table-cell>
          <table:table-cell office:value-type="float" office:value="-929.25">
            <text:p>-929.25</text:p>
          </table:table-cell>
          <table:table-cell office:value-type="float" office:value="943.25">
            <text:p>943.25</text:p>
          </table:table-cell>
          <table:table-cell office:value-type="float" office:value="-0.0815305971255001">
            <text:p>-0.0815305971</text:p>
          </table:table-cell>
          <table:table-cell office:value-type="float" office:value="-0.0826073428749222">
            <text:p>-0.0826073429</text:p>
          </table:table-cell>
          <table:table-cell office:value-type="float" office:value="0.0417570498915401">
            <text:p>0.0417570499</text:p>
          </table:table-cell>
          <table:table-cell office:value-type="float" office:value="0.727671497065325">
            <text:p>0.7276714971</text:p>
          </table:table-cell>
          <table:table-cell office:value-type="float" office:value="0.724249287207608">
            <text:p>0.7242492872</text:p>
          </table:table-cell>
          <table:table-cell office:value-type="float" office:value="1.14956723100305">
            <text:p>1.149567231</text:p>
          </table:table-cell>
          <table:table-cell office:value-type="float" office:value="-8.15019615106753">
            <text:p>-8.1501961511</text:p>
          </table:table-cell>
          <table:table-cell office:value-type="float" office:value="-8.03931321578555">
            <text:p>-8.0393132158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5352">
            <text:p>5352</text:p>
          </table:table-cell>
          <table:table-cell office:value-type="float" office:value="11571">
            <text:p>11571</text:p>
          </table:table-cell>
          <table:table-cell office:value-type="float" office:value="23998">
            <text:p>23998</text:p>
          </table:table-cell>
          <table:table-cell office:value-type="float" office:value="-455.625">
            <text:p>-455.625</text:p>
          </table:table-cell>
          <table:table-cell office:value-type="float" office:value="-117.5">
            <text:p>-117.5</text:p>
          </table:table-cell>
          <table:table-cell office:value-type="float" office:value="2280.875">
            <text:p>2280.875</text:p>
          </table:table-cell>
          <table:table-cell office:value-type="float" office:value="-0.0851317264573991">
            <text:p>-0.0851317265</text:p>
          </table:table-cell>
          <table:table-cell office:value-type="float" office:value="-0.0101546970875465">
            <text:p>-0.0101546971</text:p>
          </table:table-cell>
          <table:table-cell office:value-type="float" office:value="0.0950443786982249">
            <text:p>0.0950443787</text:p>
          </table:table-cell>
          <table:table-cell office:value-type="float" office:value="0.716243882664353">
            <text:p>0.7162438827</text:p>
          </table:table-cell>
          <table:table-cell office:value-type="float" office:value="0.964660671224549">
            <text:p>0.9646606712</text:p>
          </table:table-cell>
          <table:table-cell office:value-type="float" office:value="1.35036085593116">
            <text:p>1.3503608559</text:p>
          </table:table-cell>
          <table:table-cell office:value-type="float" office:value="-7.79034246201985">
            <text:p>-7.790342462</text:p>
          </table:table-cell>
          <table:table-cell office:value-type="float" office:value="0">
            <text:p>0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5328">
            <text:p>5328</text:p>
          </table:table-cell>
          <table:table-cell office:value-type="float" office:value="11991">
            <text:p>11991</text:p>
          </table:table-cell>
          <table:table-cell office:value-type="float" office:value="24424">
            <text:p>24424</text:p>
          </table:table-cell>
          <table:table-cell office:value-type="float" office:value="-422.75">
            <text:p>-422.75</text:p>
          </table:table-cell>
          <table:table-cell office:value-type="float" office:value="-148">
            <text:p>-148</text:p>
          </table:table-cell>
          <table:table-cell office:value-type="float" office:value="1952.5">
            <text:p>1952.5</text:p>
          </table:table-cell>
          <table:table-cell office:value-type="float" office:value="-0.07934496996997">
            <text:p>-0.07934497</text:p>
          </table:table-cell>
          <table:table-cell office:value-type="float" office:value="-0.0123425902760404">
            <text:p>-0.0123425903</text:p>
          </table:table-cell>
          <table:table-cell office:value-type="float" office:value="0.0799418604651163">
            <text:p>0.0799418605</text:p>
          </table:table-cell>
          <table:table-cell office:value-type="float" office:value="0.734632028653795">
            <text:p>0.7346320287</text:p>
          </table:table-cell>
          <table:table-cell office:value-type="float" office:value="0.957099519521914">
            <text:p>0.9570995195</text:p>
          </table:table-cell>
          <table:table-cell office:value-type="float" office:value="1.29232228569497">
            <text:p>1.2923222857</text:p>
          </table:table-cell>
          <table:table-cell office:value-type="float" office:value="-8.38451970954019">
            <text:p>-8.3845197095</text:p>
          </table:table-cell>
          <table:table-cell office:value-type="float" office:value="0">
            <text:p>0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6252">
            <text:p>6252</text:p>
          </table:table-cell>
          <table:table-cell office:value-type="float" office:value="13986">
            <text:p>13986</text:p>
          </table:table-cell>
          <table:table-cell office:value-type="float" office:value="30104">
            <text:p>30104</text:p>
          </table:table-cell>
          <table:table-cell office:value-type="float" office:value="-258.625">
            <text:p>-258.625</text:p>
          </table:table-cell>
          <table:table-cell office:value-type="float" office:value="1076.25">
            <text:p>1076.25</text:p>
          </table:table-cell>
          <table:table-cell office:value-type="float" office:value="2422.875">
            <text:p>2422.875</text:p>
          </table:table-cell>
          <table:table-cell office:value-type="float" office:value="-0.0413667626359565">
            <text:p>-0.0413667626</text:p>
          </table:table-cell>
          <table:table-cell office:value-type="float" office:value="0.076951951951952">
            <text:p>0.076951952</text:p>
          </table:table-cell>
          <table:table-cell office:value-type="float" office:value="0.0804834905660377">
            <text:p>0.0804834906</text:p>
          </table:table-cell>
          <table:table-cell office:value-type="float" office:value="0.858570300514072">
            <text:p>0.8585703005</text:p>
          </table:table-cell>
          <table:table-cell office:value-type="float" office:value="1.28093817353389">
            <text:p>1.2809381735</text:p>
          </table:table-cell>
          <table:table-cell office:value-type="float" office:value="1.29438829779837">
            <text:p>1.2943882978</text:p>
          </table:table-cell>
          <table:table-cell office:value-type="float" office:value="-16.4071241488287">
            <text:p>-16.4071241488</text:p>
          </table:table-cell>
          <table:table-cell office:value-type="float" office:value="9.34982393093446">
            <text:p>9.3498239309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5340">
            <text:p>5340</text:p>
          </table:table-cell>
          <table:table-cell office:value-type="float" office:value="15084">
            <text:p>15084</text:p>
          </table:table-cell>
          <table:table-cell office:value-type="float" office:value="32731">
            <text:p>32731</text:p>
          </table:table-cell>
          <table:table-cell office:value-type="float" office:value="-107.125">
            <text:p>-107.125</text:p>
          </table:table-cell>
          <table:table-cell office:value-type="float" office:value="1314">
            <text:p>1314</text:p>
          </table:table-cell>
          <table:table-cell office:value-type="float" office:value="1366.75">
            <text:p>1366.75</text:p>
          </table:table-cell>
          <table:table-cell office:value-type="float" office:value="-0.020060861423221">
            <text:p>-0.0200608614</text:p>
          </table:table-cell>
          <table:table-cell office:value-type="float" office:value="0.0871121718377088">
            <text:p>0.0871121718</text:p>
          </table:table-cell>
          <table:table-cell office:value-type="float" office:value="0.0417570498915401">
            <text:p>0.0417570499</text:p>
          </table:table-cell>
          <table:table-cell office:value-type="float" office:value="0.930575763814368">
            <text:p>0.9305757638</text:p>
          </table:table-cell>
          <table:table-cell office:value-type="float" office:value="1.31976612117725">
            <text:p>1.3197661212</text:p>
          </table:table-cell>
          <table:table-cell office:value-type="float" office:value="1.14956723100305">
            <text:p>1.149567231</text:p>
          </table:table-cell>
          <table:table-cell office:value-type="float" office:value="-34.2044700577183">
            <text:p>-34.2044700577</text:p>
          </table:table-cell>
          <table:table-cell office:value-type="float" office:value="8.29869939586075">
            <text:p>8.2986993959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5556">
            <text:p>5556</text:p>
          </table:table-cell>
          <table:table-cell office:value-type="float" office:value="14904">
            <text:p>14904</text:p>
          </table:table-cell>
          <table:table-cell office:value-type="float" office:value="31666">
            <text:p>31666</text:p>
          </table:table-cell>
          <table:table-cell office:value-type="float" office:value="139.5">
            <text:p>139.5</text:p>
          </table:table-cell>
          <table:table-cell office:value-type="float" office:value="631.125">
            <text:p>631.125</text:p>
          </table:table-cell>
          <table:table-cell office:value-type="float" office:value="1109.375">
            <text:p>1109.375</text:p>
          </table:table-cell>
          <table:table-cell office:value-type="float" office:value="0.0251079913606911">
            <text:p>0.0251079914</text:p>
          </table:table-cell>
          <table:table-cell office:value-type="float" office:value="0.0423460144927536">
            <text:p>0.0423460145</text:p>
          </table:table-cell>
          <table:table-cell office:value-type="float" office:value="0.0350336322869955">
            <text:p>0.0350336323</text:p>
          </table:table-cell>
          <table:table-cell office:value-type="float" office:value="1.08911357577355">
            <text:p>1.0891135758</text:p>
          </table:table-cell>
          <table:table-cell office:value-type="float" office:value="1.15172569321374">
            <text:p>1.1517256932</text:p>
          </table:table-cell>
          <table:table-cell office:value-type="float" office:value="1.12502332957128">
            <text:p>1.1250233296</text:p>
          </table:table-cell>
          <table:table-cell office:value-type="float" office:value="27.9517773129238">
            <text:p>27.9517773129</text:p>
          </table:table-cell>
          <table:table-cell office:value-type="float" office:value="16.7128301649005">
            <text:p>16.7128301649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6096">
            <text:p>6096</text:p>
          </table:table-cell>
          <table:table-cell office:value-type="float" office:value="15729">
            <text:p>15729</text:p>
          </table:table-cell>
          <table:table-cell office:value-type="float" office:value="33072">
            <text:p>33072</text:p>
          </table:table-cell>
          <table:table-cell office:value-type="float" office:value="103.5">
            <text:p>103.5</text:p>
          </table:table-cell>
          <table:table-cell office:value-type="float" office:value="916.125">
            <text:p>916.125</text:p>
          </table:table-cell>
          <table:table-cell office:value-type="float" office:value="2661.75">
            <text:p>2661.75</text:p>
          </table:table-cell>
          <table:table-cell office:value-type="float" office:value="0.0169783464566929">
            <text:p>0.0169783465</text:p>
          </table:table-cell>
          <table:table-cell office:value-type="float" office:value="0.0582443257676903">
            <text:p>0.0582443258</text:p>
          </table:table-cell>
          <table:table-cell office:value-type="float" office:value="0.0804834905660377">
            <text:p>0.0804834906</text:p>
          </table:table-cell>
          <table:table-cell office:value-type="float" office:value="1.0599892105253">
            <text:p>1.0599892105</text:p>
          </table:table-cell>
          <table:table-cell office:value-type="float" office:value="1.21050424709582">
            <text:p>1.2105042471</text:p>
          </table:table-cell>
          <table:table-cell office:value-type="float" office:value="1.29438829779837">
            <text:p>1.2943882978</text:p>
          </table:table-cell>
          <table:table-cell office:value-type="float" office:value="0">
            <text:p>0</text:p>
          </table:table-cell>
          <table:table-cell office:value-type="float" office:value="12.2439854504067">
            <text:p>12.2439854504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6072">
            <text:p>6072</text:p>
          </table:table-cell>
          <table:table-cell office:value-type="float" office:value="17892">
            <text:p>17892</text:p>
          </table:table-cell>
          <table:table-cell office:value-type="float" office:value="36991">
            <text:p>36991</text:p>
          </table:table-cell>
          <table:table-cell office:value-type="float" office:value="-151.5">
            <text:p>-151.5</text:p>
          </table:table-cell>
          <table:table-cell office:value-type="float" office:value="729.75">
            <text:p>729.75</text:p>
          </table:table-cell>
          <table:table-cell office:value-type="float" office:value="727.75">
            <text:p>727.75</text:p>
          </table:table-cell>
          <table:table-cell office:value-type="float" office:value="-0.0249505928853755">
            <text:p>-0.0249505929</text:p>
          </table:table-cell>
          <table:table-cell office:value-type="float" office:value="0.0407863849765258">
            <text:p>0.040786385</text:p>
          </table:table-cell>
          <table:table-cell office:value-type="float" office:value="0.0196737044145873">
            <text:p>0.0196737044</text:p>
          </table:table-cell>
          <table:table-cell office:value-type="float" office:value="0.913893087788436">
            <text:p>0.9138930878</text:p>
          </table:table-cell>
          <table:table-cell office:value-type="float" office:value="1.14601286464877">
            <text:p>1.1460128646</text:p>
          </table:table-cell>
          <table:table-cell office:value-type="float" office:value="1.06961659255603">
            <text:p>1.0696165926</text:p>
          </table:table-cell>
          <table:table-cell office:value-type="float" office:value="-27.4327569076559">
            <text:p>-27.4327569077</text:p>
          </table:table-cell>
          <table:table-cell office:value-type="float" office:value="17.338837114362">
            <text:p>17.3388371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24">
            <text:p>224</text:p>
          </table:table-cell>
          <table:table-cell office:value-type="float" office:value="5892">
            <text:p>5892</text:p>
          </table:table-cell>
          <table:table-cell office:value-type="float" office:value="16203">
            <text:p>16203</text:p>
          </table:table-cell>
          <table:table-cell office:value-type="float" office:value="34788">
            <text:p>34788</text:p>
          </table:table-cell>
          <table:table-cell office:value-type="float" office:value="9">
            <text:p>9</text:p>
          </table:table-cell>
          <table:table-cell office:value-type="float" office:value="24.75">
            <text:p>24.75</text:p>
          </table:table-cell>
          <table:table-cell office:value-type="float" office:value="1218.75">
            <text:p>1218.75</text:p>
          </table:table-cell>
          <table:table-cell table:number-columns-repeated="2" office:value-type="float" office:value="0.00152749490835031">
            <text:p>0.0015274949</text:p>
          </table:table-cell>
          <table:table-cell office:value-type="float" office:value="0.0350336322869955">
            <text:p>0.0350336323</text:p>
          </table:table-cell>
          <table:table-cell table:number-columns-repeated="2" office:value-type="float" office:value="1.00535080533099">
            <text:p>1.0053508053</text:p>
          </table:table-cell>
          <table:table-cell office:value-type="float" office:value="1.12502332957128">
            <text:p>1.12502332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248">
            <text:p>248</text:p>
          </table:table-cell>
          <table:table-cell office:value-type="float" office:value="6468">
            <text:p>6468</text:p>
          </table:table-cell>
          <table:table-cell office:value-type="float" office:value="17391">
            <text:p>17391</text:p>
          </table:table-cell>
          <table:table-cell office:value-type="float" office:value="34632">
            <text:p>34632</text:p>
          </table:table-cell>
          <table:table-cell office:value-type="float" office:value="-85.625">
            <text:p>-85.625</text:p>
          </table:table-cell>
          <table:table-cell office:value-type="float" office:value="36.875">
            <text:p>36.875</text:p>
          </table:table-cell>
          <table:table-cell office:value-type="float" office:value="1599">
            <text:p>1599</text:p>
          </table:table-cell>
          <table:table-cell office:value-type="float" office:value="-0.0132382498453927">
            <text:p>-0.0132382498</text:p>
          </table:table-cell>
          <table:table-cell office:value-type="float" office:value="0.00212034960611811">
            <text:p>0.0021203496</text:p>
          </table:table-cell>
          <table:table-cell office:value-type="float" office:value="0.0461711711711712">
            <text:p>0.0461711712</text:p>
          </table:table-cell>
          <table:table-cell office:value-type="float" office:value="0.954009618008705">
            <text:p>0.954009618</text:p>
          </table:table-cell>
          <table:table-cell office:value-type="float" office:value="1.00743003555102">
            <text:p>1.0074300356</text:p>
          </table:table-cell>
          <table:table-cell office:value-type="float" office:value="1.16577738211184">
            <text:p>1.1657773821</text:p>
          </table:table-cell>
          <table:table-cell table:number-columns-repeated="2" office:value-type="float" office:value="0">
            <text:p>0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1">
            <text:p>291</text:p>
          </table:table-cell>
          <table:table-cell office:value-type="float" office:value="6156">
            <text:p>6156</text:p>
          </table:table-cell>
          <table:table-cell office:value-type="float" office:value="18756">
            <text:p>18756</text:p>
          </table:table-cell>
          <table:table-cell office:value-type="float" office:value="40638">
            <text:p>40638</text:p>
          </table:table-cell>
          <table:table-cell office:value-type="float" office:value="-130.75">
            <text:p>-130.75</text:p>
          </table:table-cell>
          <table:table-cell office:value-type="float" office:value="369">
            <text:p>369</text:p>
          </table:table-cell>
          <table:table-cell office:value-type="float" office:value="799.5">
            <text:p>799.5</text:p>
          </table:table-cell>
          <table:table-cell office:value-type="float" office:value="-0.0212394411955815">
            <text:p>-0.0212394412</text:p>
          </table:table-cell>
          <table:table-cell table:number-columns-repeated="2" office:value-type="float" office:value="0.0196737044145873">
            <text:p>0.0196737044</text:p>
          </table:table-cell>
          <table:table-cell office:value-type="float" office:value="0.926546138985574">
            <text:p>0.926546139</text:p>
          </table:table-cell>
          <table:table-cell table:number-columns-repeated="2" office:value-type="float" office:value="1.06961659255603">
            <text:p>1.0696165926</text:p>
          </table:table-cell>
          <table:table-cell office:value-type="float" office:value="-32.2870930075176">
            <text:p>-32.28709300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38">
            <text:p>338</text:p>
          </table:table-cell>
          <table:table-cell office:value-type="float" office:value="5040">
            <text:p>5040</text:p>
          </table:table-cell>
          <table:table-cell office:value-type="float" office:value="17355">
            <text:p>17355</text:p>
          </table:table-cell>
          <table:table-cell office:value-type="float" office:value="35926">
            <text:p>35926</text:p>
          </table:table-cell>
          <table:table-cell office:value-type="float" office:value="-83.25">
            <text:p>-83.25</text:p>
          </table:table-cell>
          <table:table-cell office:value-type="float" office:value="146.25">
            <text:p>146.25</text:p>
          </table:table-cell>
          <table:table-cell office:value-type="float" office:value="-896.375">
            <text:p>-896.375</text:p>
          </table:table-cell>
          <table:table-cell office:value-type="float" office:value="-0.0165178571428571">
            <text:p>-0.0165178571</text:p>
          </table:table-cell>
          <table:table-cell office:value-type="float" office:value="0.00842696629213483">
            <text:p>0.0084269663</text:p>
          </table:table-cell>
          <table:table-cell office:value-type="float" office:value="-0.0249505928853755">
            <text:p>-0.0249505929</text:p>
          </table:table-cell>
          <table:table-cell office:value-type="float" office:value="0.942722265625">
            <text:p>0.9427222656</text:p>
          </table:table-cell>
          <table:table-cell office:value-type="float" office:value="1.02963356899381">
            <text:p>1.029633569</text:p>
          </table:table-cell>
          <table:table-cell office:value-type="float" office:value="0.913893087788436">
            <text:p>0.9138930878</text:p>
          </table:table-cell>
          <table:table-cell table:number-columns-repeated="2" office:value-type="float" office:value="0">
            <text:p>0</text:p>
          </table:table-cell>
          <table:table-cell office:value-type="float" office:value="-27.4327569076559">
            <text:p>-27.432756907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5412">
            <text:p>5412</text:p>
          </table:table-cell>
          <table:table-cell office:value-type="float" office:value="17982">
            <text:p>17982</text:p>
          </table:table-cell>
          <table:table-cell office:value-type="float" office:value="36421">
            <text:p>36421</text:p>
          </table:table-cell>
          <table:table-cell office:value-type="float" office:value="105.375">
            <text:p>105.375</text:p>
          </table:table-cell>
          <table:table-cell office:value-type="float" office:value="276.75">
            <text:p>276.75</text:p>
          </table:table-cell>
          <table:table-cell office:value-type="float" office:value="1591">
            <text:p>1591</text:p>
          </table:table-cell>
          <table:table-cell office:value-type="float" office:value="0.0194706208425721">
            <text:p>0.0194706208</text:p>
          </table:table-cell>
          <table:table-cell office:value-type="float" office:value="0.0153903903903904">
            <text:p>0.0153903904</text:p>
          </table:table-cell>
          <table:table-cell office:value-type="float" office:value="0.0436835891381346">
            <text:p>0.0436835891</text:p>
          </table:table-cell>
          <table:table-cell office:value-type="float" office:value="1.06889021889795">
            <text:p>1.0688902189</text:p>
          </table:table-cell>
          <table:table-cell office:value-type="float" office:value="1.05433062003445">
            <text:p>1.05433062</text:p>
          </table:table-cell>
          <table:table-cell office:value-type="float" office:value="1.15663274366505">
            <text:p>1.1566327437</text:p>
          </table:table-cell>
          <table:table-cell table:number-columns-repeated="2" office:value-type="float" office:value="0">
            <text:p>0</text:p>
          </table:table-cell>
          <table:table-cell office:value-type="float" office:value="16.2115542834127">
            <text:p>16.211554283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4871">
            <text:p>4871</text:p>
          </table:table-cell>
          <table:table-cell office:value-type="float" office:value="18288">
            <text:p>18288</text:p>
          </table:table-cell>
          <table:table-cell office:value-type="float" office:value="39720">
            <text:p>39720</text:p>
          </table:table-cell>
          <table:table-cell office:value-type="float" office:value="244.625">
            <text:p>244.625</text:p>
          </table:table-cell>
          <table:table-cell office:value-type="float" office:value="310.5">
            <text:p>310.5</text:p>
          </table:table-cell>
          <table:table-cell office:value-type="float" office:value="1125">
            <text:p>1125</text:p>
          </table:table-cell>
          <table:table-cell office:value-type="float" office:value="0.0502206939026894">
            <text:p>0.0502206939</text:p>
          </table:table-cell>
          <table:table-cell office:value-type="float" office:value="0.0169783464566929">
            <text:p>0.0169783465</text:p>
          </table:table-cell>
          <table:table-cell office:value-type="float" office:value="0.0283232628398792">
            <text:p>0.0283232628</text:p>
          </table:table-cell>
          <table:table-cell office:value-type="float" office:value="1.18071578012771">
            <text:p>1.1807157801</text:p>
          </table:table-cell>
          <table:table-cell office:value-type="float" office:value="1.0599892105253">
            <text:p>1.0599892105</text:p>
          </table:table-cell>
          <table:table-cell office:value-type="float" office:value="1.10070374608665">
            <text:p>1.1007037461</text:p>
          </table:table-cell>
          <table:table-cell office:value-type="float" office:value="14.1457664977329">
            <text:p>14.1457664977</text:p>
          </table:table-cell>
          <table:table-cell office:value-type="float" office:value="0">
            <text:p>0</text:p>
          </table:table-cell>
          <table:table-cell office:value-type="float" office:value="24.8176767906743">
            <text:p>24.817676790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5050">
            <text:p>5050</text:p>
          </table:table-cell>
          <table:table-cell office:value-type="float" office:value="18820">
            <text:p>18820</text:p>
          </table:table-cell>
          <table:table-cell office:value-type="float" office:value="40592">
            <text:p>40592</text:p>
          </table:table-cell>
          <table:table-cell office:value-type="float" office:value="334.875">
            <text:p>334.875</text:p>
          </table:table-cell>
          <table:table-cell office:value-type="float" office:value="1443.125">
            <text:p>1443.125</text:p>
          </table:table-cell>
          <table:table-cell office:value-type="float" office:value="483.75">
            <text:p>483.75</text:p>
          </table:table-cell>
          <table:table-cell office:value-type="float" office:value="0.0663118811881188">
            <text:p>0.0663118812</text:p>
          </table:table-cell>
          <table:table-cell office:value-type="float" office:value="0.0766803931987248">
            <text:p>0.0766803932</text:p>
          </table:table-cell>
          <table:table-cell office:value-type="float" office:value="0.0119173728813559">
            <text:p>0.0119173729</text:p>
          </table:table-cell>
          <table:table-cell office:value-type="float" office:value="1.24071022470836">
            <text:p>1.2407102247</text:p>
          </table:table-cell>
          <table:table-cell office:value-type="float" office:value="1.27990594628971">
            <text:p>1.2799059463</text:p>
          </table:table-cell>
          <table:table-cell office:value-type="float" office:value="1.04198917168648">
            <text:p>1.0419891717</text:p>
          </table:table-cell>
          <table:table-cell office:value-type="float" office:value="10.7957005911424">
            <text:p>10.7957005911</text:p>
          </table:table-cell>
          <table:table-cell office:value-type="float" office:value="9.38173809808905">
            <text:p>9.3817380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5406">
            <text:p>5406</text:p>
          </table:table-cell>
          <table:table-cell office:value-type="float" office:value="17676">
            <text:p>17676</text:p>
          </table:table-cell>
          <table:table-cell office:value-type="float" office:value="40936">
            <text:p>40936</text:p>
          </table:table-cell>
          <table:table-cell office:value-type="float" office:value="441.25">
            <text:p>441.25</text:p>
          </table:table-cell>
          <table:table-cell office:value-type="float" office:value="27">
            <text:p>27</text:p>
          </table:table-cell>
          <table:table-cell office:value-type="float" office:value="989">
            <text:p>989</text:p>
          </table:table-cell>
          <table:table-cell office:value-type="float" office:value="0.0816222715501295">
            <text:p>0.0816222716</text:p>
          </table:table-cell>
          <table:table-cell office:value-type="float" office:value="0.00152749490835031">
            <text:p>0.0015274949</text:p>
          </table:table-cell>
          <table:table-cell office:value-type="float" office:value="0.0241596638655462">
            <text:p>0.0241596639</text:p>
          </table:table-cell>
          <table:table-cell office:value-type="float" office:value="1.29873585304294">
            <text:p>1.298735853</text:p>
          </table:table-cell>
          <table:table-cell office:value-type="float" office:value="1.00535080533099">
            <text:p>1.0053508053</text:p>
          </table:table-cell>
          <table:table-cell office:value-type="float" office:value="1.08570285467128">
            <text:p>1.0857028547</text:p>
          </table:table-cell>
          <table:table-cell office:value-type="float" office:value="8.83417484760667">
            <text:p>8.8341748476</text:p>
          </table:table-cell>
          <table:table-cell office:value-type="float" office:value="0">
            <text:p>0</text:p>
          </table:table-cell>
          <table:table-cell office:value-type="float" office:value="29.035460585784">
            <text:p>29.035460585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6735">
            <text:p>6735</text:p>
          </table:table-cell>
          <table:table-cell office:value-type="float" office:value="20316">
            <text:p>20316</text:p>
          </table:table-cell>
          <table:table-cell office:value-type="float" office:value="43989">
            <text:p>43989</text:p>
          </table:table-cell>
          <table:table-cell office:value-type="float" office:value="445.625">
            <text:p>445.625</text:p>
          </table:table-cell>
          <table:table-cell office:value-type="float" office:value="1296.28571428571">
            <text:p>1296.2857142857</text:p>
          </table:table-cell>
          <table:table-cell office:value-type="float" office:value="391.875">
            <text:p>391.875</text:p>
          </table:table-cell>
          <table:table-cell office:value-type="float" office:value="0.0661655530809206">
            <text:p>0.0661655531</text:p>
          </table:table-cell>
          <table:table-cell office:value-type="float" office:value="0.0638061485669282">
            <text:p>0.0638061486</text:p>
          </table:table-cell>
          <table:table-cell office:value-type="float" office:value="0.00890847711927982">
            <text:p>0.0089084771</text:p>
          </table:table-cell>
          <table:table-cell office:value-type="float" office:value="1.24016008139565">
            <text:p>1.2401600814</text:p>
          </table:table-cell>
          <table:table-cell office:value-type="float" office:value="1.23130112019034">
            <text:p>1.2313011202</text:p>
          </table:table-cell>
          <table:table-cell office:value-type="float" office:value="1.03133521740807">
            <text:p>1.0313352174</text:p>
          </table:table-cell>
          <table:table-cell office:value-type="float" office:value="10.8188254340221">
            <text:p>10.818825434</text:p>
          </table:table-cell>
          <table:table-cell office:value-type="float" office:value="11.2063299825486">
            <text:p>11.2063299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8425">
            <text:p>8425</text:p>
          </table:table-cell>
          <table:table-cell office:value-type="float" office:value="20361">
            <text:p>20361</text:p>
          </table:table-cell>
          <table:table-cell office:value-type="float" office:value="43774">
            <text:p>43774</text:p>
          </table:table-cell>
          <table:table-cell office:value-type="float" office:value="472.375">
            <text:p>472.375</text:p>
          </table:table-cell>
          <table:table-cell office:value-type="float" office:value="1141.5">
            <text:p>1141.5</text:p>
          </table:table-cell>
          <table:table-cell office:value-type="float" office:value="-180.625">
            <text:p>-180.625</text:p>
          </table:table-cell>
          <table:table-cell office:value-type="float" office:value="0.0560682492581602">
            <text:p>0.0560682493</text:p>
          </table:table-cell>
          <table:table-cell office:value-type="float" office:value="0.0560630617356711">
            <text:p>0.0560630617</text:p>
          </table:table-cell>
          <table:table-cell office:value-type="float" office:value="-0.00412630785397725">
            <text:p>-0.0041263079</text:p>
          </table:table-cell>
          <table:table-cell office:value-type="float" office:value="1.20240042361032">
            <text:p>1.2024004236</text:p>
          </table:table-cell>
          <table:table-cell office:value-type="float" office:value="1.20238112718156">
            <text:p>1.2023811272</text:p>
          </table:table-cell>
          <table:table-cell office:value-type="float" office:value="0.985591294287431">
            <text:p>0.9855912943</text:p>
          </table:table-cell>
          <table:table-cell office:value-type="float" office:value="12.7059841687154">
            <text:p>12.7059841687</text:p>
          </table:table-cell>
          <table:table-cell office:value-type="float" office:value="12.7071283618544">
            <text:p>12.7071283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4">
            <text:p>4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8835">
            <text:p>8835</text:p>
          </table:table-cell>
          <table:table-cell office:value-type="float" office:value="20927">
            <text:p>20927</text:p>
          </table:table-cell>
          <table:table-cell office:value-type="float" office:value="43898">
            <text:p>43898</text:p>
          </table:table-cell>
          <table:table-cell office:value-type="float" office:value="405.125">
            <text:p>405.125</text:p>
          </table:table-cell>
          <table:table-cell office:value-type="float" office:value="-215.6">
            <text:p>-215.6</text:p>
          </table:table-cell>
          <table:table-cell office:value-type="float" office:value="2012.375">
            <text:p>2012.375</text:p>
          </table:table-cell>
          <table:table-cell office:value-type="float" office:value="0.0458545557441992">
            <text:p>0.0458545557</text:p>
          </table:table-cell>
          <table:table-cell office:value-type="float" office:value="-0.0103024800496966">
            <text:p>-0.01030248</text:p>
          </table:table-cell>
          <table:table-cell office:value-type="float" office:value="0.0458420656977539">
            <text:p>0.0458420657</text:p>
          </table:table-cell>
          <table:table-cell office:value-type="float" office:value="1.16461212005839">
            <text:p>1.1646121201</text:p>
          </table:table-cell>
          <table:table-cell office:value-type="float" office:value="0.964149356372604">
            <text:p>0.9641493564</text:p>
          </table:table-cell>
          <table:table-cell office:value-type="float" office:value="1.16456616011752">
            <text:p>1.1645661601</text:p>
          </table:table-cell>
          <table:table-cell office:value-type="float" office:value="15.4601958316896">
            <text:p>15.4601958317</text:p>
          </table:table-cell>
          <table:table-cell office:value-type="float" office:value="0">
            <text:p>0</text:p>
          </table:table-cell>
          <table:table-cell office:value-type="float" office:value="15.4643150572422">
            <text:p>15.464315057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4">
            <text:p>4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8570">
            <text:p>8570</text:p>
          </table:table-cell>
          <table:table-cell office:value-type="float" office:value="20548">
            <text:p>20548</text:p>
          </table:table-cell>
          <table:table-cell office:value-type="float" office:value="42581">
            <text:p>42581</text:p>
          </table:table-cell>
          <table:table-cell office:value-type="float" office:value="412.142857142857">
            <text:p>412.1428571429</text:p>
          </table:table-cell>
          <table:table-cell office:value-type="float" office:value="988">
            <text:p>988</text:p>
          </table:table-cell>
          <table:table-cell office:value-type="float" office:value="2047.42857142857">
            <text:p>2047.4285714286</text:p>
          </table:table-cell>
          <table:table-cell office:value-type="float" office:value="0.048091348558093">
            <text:p>0.0480913486</text:p>
          </table:table-cell>
          <table:table-cell office:value-type="float" office:value="0.0480825384465641">
            <text:p>0.0480825384</text:p>
          </table:table-cell>
          <table:table-cell office:value-type="float" office:value="0.0480831490906407">
            <text:p>0.0480831491</text:p>
          </table:table-cell>
          <table:table-cell office:value-type="float" office:value="1.17285276445335">
            <text:p>1.1728527645</text:p>
          </table:table-cell>
          <table:table-cell office:value-type="float" office:value="1.17282026834977">
            <text:p>1.1728202683</text:p>
          </table:table-cell>
          <table:table-cell office:value-type="float" office:value="1.17282252070113">
            <text:p>1.1728225207</text:p>
          </table:table-cell>
          <table:table-cell office:value-type="float" office:value="14.7569972471773">
            <text:p>14.7569972472</text:p>
          </table:table-cell>
          <table:table-cell office:value-type="float" office:value="14.7596386361192">
            <text:p>14.7596386361</text:p>
          </table:table-cell>
          <table:table-cell office:value-type="float" office:value="14.7594555256663">
            <text:p>14.759455525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8964">
            <text:p>8964</text:p>
          </table:table-cell>
          <table:table-cell office:value-type="float" office:value="21206">
            <text:p>21206</text:p>
          </table:table-cell>
          <table:table-cell office:value-type="float" office:value="46207">
            <text:p>46207</text:p>
          </table:table-cell>
          <table:table-cell office:value-type="float" office:value="0">
            <text:p>0</text:p>
          </table:table-cell>
          <table:table-cell office:value-type="float" office:value="-145.833333333333">
            <text:p>-145.8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687698450124179">
            <text:p>-0.0068769845</text:p>
          </table:table-cell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976023248360681">
            <text:p>0.9760232484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8650">
            <text:p>8650</text:p>
          </table:table-cell>
          <table:table-cell office:value-type="float" office:value="20488">
            <text:p>20488</text:p>
          </table:table-cell>
          <table:table-cell office:value-type="float" office:value="50141">
            <text:p>50141</text:p>
          </table:table-cell>
          <table:table-cell office:value-type="float" office:value="-26.8">
            <text:p>-26.8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-0.00309826589595376">
            <text:p>-0.0030982659</text:p>
          </table:table-cell>
          <table:table-cell office:value-type="float" office:value="0.00649160484185865">
            <text:p>0.0064916048</text:p>
          </table:table-cell>
          <table:table-cell office:value-type="float" office:value="0">
            <text:p>0</text:p>
          </table:table-cell>
          <table:table-cell office:value-type="float" office:value="0.989174883897224">
            <text:p>0.9891748839</text:p>
          </table:table-cell>
          <table:table-cell office:value-type="float" office:value="1.02280321317601">
            <text:p>1.0228032132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8291">
            <text:p>8291</text:p>
          </table:table-cell>
          <table:table-cell office:value-type="float" office:value="20557">
            <text:p>20557</text:p>
          </table:table-cell>
          <table:table-cell office:value-type="float" office:value="54411">
            <text:p>54411</text:p>
          </table:table-cell>
          <table:table-cell office:value-type="float" office:value="-136">
            <text:p>-13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64033289108672">
            <text:p>-0.0164033289</text:p>
          </table:table-cell>
          <table:table-cell table:number-columns-repeated="2" office:value-type="float" office:value="0">
            <text:p>0</text:p>
          </table:table-cell>
          <table:table-cell office:value-type="float" office:value="0.943115724442707">
            <text:p>0.9431157244</text:p>
          </table:table-cell>
          <table:table-cell office:value-type="float" office:value="1.01">
            <text:p>1.01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8317">
            <text:p>8317</text:p>
          </table:table-cell>
          <table:table-cell office:value-type="float" office:value="20099">
            <text:p>20099</text:p>
          </table:table-cell>
          <table:table-cell office:value-type="float" office:value="59044">
            <text:p>5904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.01">
            <text:p>1.01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5">
            <text:p>5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8343">
            <text:p>8343</text:p>
          </table:table-cell>
          <table:table-cell office:value-type="float" office:value="20192">
            <text:p>20192</text:p>
          </table:table-cell>
          <table:table-cell office:value-type="float" office:value="64072">
            <text:p>64072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.97">
            <text:p>0.97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6.5">
            <text:p>86.5</text:p>
          </table:table-cell>
          <table:table-cell office:value-type="float" office:value="5907.25">
            <text:p>5907.25</text:p>
          </table:table-cell>
          <table:table-cell office:value-type="float" office:value="17706.5">
            <text:p>17706.5</text:p>
          </table:table-cell>
          <table:table-cell office:value-type="float" office:value="27.9075">
            <text:p>27.9075</text:p>
          </table:table-cell>
          <table:table-cell table:number-columns-repeated="3" office:value-type="float" office:value="5">
            <text:p>5</text:p>
          </table:table-cell>
          <table:table-cell office:value-type="float" office:value="420">
            <text:p>420</text:p>
          </table:table-cell>
          <table:table-cell office:value-type="float" office:value="623">
            <text:p>623</text:p>
          </table:table-cell>
          <table:table-cell office:value-type="float" office:value="942">
            <text:p>942</text:p>
          </table:table-cell>
          <table:table-cell office:value-type="float" office:value="8369">
            <text:p>8369</text:p>
          </table:table-cell>
          <table:table-cell office:value-type="float" office:value="20132">
            <text:p>20132</text:p>
          </table:table-cell>
          <table:table-cell office:value-type="float" office:value="69527">
            <text:p>69527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table:number-columns-repeated="2"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79.6666666666667">
            <text:p>79.6666666667</text:p>
          </table:table-cell>
          <table:table-cell office:value-type="float" office:value="6005.66666666667">
            <text:p>6005.6666666667</text:p>
          </table:table-cell>
          <table:table-cell office:value-type="float" office:value="16168.3333333333">
            <text:p>16168.3333333333</text:p>
          </table:table-cell>
          <table:table-cell office:value-type="float" office:value="29.2666666666667">
            <text:p>29.26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51">
            <text:p>451</text:p>
          </table:table-cell>
          <table:table-cell office:value-type="float" office:value="987">
            <text:p>987</text:p>
          </table:table-cell>
          <table:table-cell office:value-type="float" office:value="8303">
            <text:p>8303</text:p>
          </table:table-cell>
          <table:table-cell office:value-type="float" office:value="20007">
            <text:p>20007</text:p>
          </table:table-cell>
          <table:table-cell office:value-type="float" office:value="75448">
            <text:p>75448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2" table:number-columns-repeated="3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1.3">
            <text:p>1.3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.9">
            <text:p>4.9</text:p>
          </table:table-cell>
          <table:table-cell office:value-type="float" office:value="10.5">
            <text:p>10.5</text:p>
          </table:table-cell>
          <table:table-cell office:value-type="float" office:value="15.2">
            <text:p>15.2</text:p>
          </table:table-cell>
          <table:table-cell office:value-type="float" office:value="4814">
            <text:p>4814</text:p>
          </table:table-cell>
          <table:table-cell office:value-type="float" office:value="8193">
            <text:p>8193</text:p>
          </table:table-cell>
          <table:table-cell office:value-type="float" office:value="8932">
            <text:p>89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1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19:48.02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759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12">
                <text:p>912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05">
                <text:p>1005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81">
                <text:p>1181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93">
                <text:p>593</text:p>
              </table:table-cell>
              <table:table-cell office:value-type="float" office:value="1194">
                <text:p>1194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244">
                <text:p>1244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17">
                <text:p>717</text:p>
              </table:table-cell>
              <table:table-cell office:value-type="float" office:value="1362">
                <text:p>1362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94">
                <text:p>794</text:p>
              </table:table-cell>
              <table:table-cell office:value-type="float" office:value="1603">
                <text:p>1603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42">
                <text:p>842</text:p>
              </table:table-cell>
              <table:table-cell office:value-type="float" office:value="1814">
                <text:p>18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82">
                <text:p>782</text:p>
              </table:table-cell>
              <table:table-cell office:value-type="float" office:value="1685">
                <text:p>1685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74">
                <text:p>874</text:p>
              </table:table-cell>
              <table:table-cell office:value-type="float" office:value="1880">
                <text:p>1880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79">
                <text:p>1079</text:p>
              </table:table-cell>
              <table:table-cell office:value-type="float" office:value="2020">
                <text:p>2020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68">
                <text:p>1068</text:p>
              </table:table-cell>
              <table:table-cell office:value-type="float" office:value="2267">
                <text:p>2267</text:p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36">
                <text:p>1136</text:p>
              </table:table-cell>
              <table:table-cell office:value-type="float" office:value="2129">
                <text:p>2129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93">
                <text:p>1193</text:p>
              </table:table-cell>
              <table:table-cell office:value-type="float" office:value="2320">
                <text:p>2320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08">
                <text:p>1408</text:p>
              </table:table-cell>
              <table:table-cell office:value-type="float" office:value="2693">
                <text:p>2693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55">
                <text:p>1555</text:p>
              </table:table-cell>
              <table:table-cell office:value-type="float" office:value="2822">
                <text:p>2822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93">
                <text:p>1693</text:p>
              </table:table-cell>
              <table:table-cell office:value-type="float" office:value="2864">
                <text:p>286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56">
                <text:p>1756</text:p>
              </table:table-cell>
              <table:table-cell office:value-type="float" office:value="3112">
                <text:p>3112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885">
                <text:p>1885</text:p>
              </table:table-cell>
              <table:table-cell office:value-type="float" office:value="3220">
                <text:p>3220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10">
                <text:p>1910</text:p>
              </table:table-cell>
              <table:table-cell office:value-type="float" office:value="3425">
                <text:p>3425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92">
                <text:p>1792</text:p>
              </table:table-cell>
              <table:table-cell office:value-type="float" office:value="3492">
                <text:p>3492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20">
                <text:p>1920</text:p>
              </table:table-cell>
              <table:table-cell office:value-type="float" office:value="3900">
                <text:p>3900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03">
                <text:p>2103</text:p>
              </table:table-cell>
              <table:table-cell office:value-type="float" office:value="4025">
                <text:p>4025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40">
                <text:p>2240</text:p>
              </table:table-cell>
              <table:table-cell office:value-type="float" office:value="3983">
                <text:p>3983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07">
                <text:p>2507</text:p>
              </table:table-cell>
              <table:table-cell office:value-type="float" office:value="4590">
                <text:p>4590</text:p>
              </table:table-cell>
              <table:table-cell office:value-type="float" office:value="9207">
                <text:p>920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67">
                <text:p>2767</text:p>
              </table:table-cell>
              <table:table-cell office:value-type="float" office:value="5000">
                <text:p>5000</text:p>
              </table:table-cell>
              <table:table-cell office:value-type="float" office:value="8995">
                <text:p>899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516">
                <text:p>2516</text:p>
              </table:table-cell>
              <table:table-cell office:value-type="float" office:value="4993">
                <text:p>4993</text:p>
              </table:table-cell>
              <table:table-cell office:value-type="float" office:value="8350">
                <text:p>835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00">
                <text:p>2900</text:p>
              </table:table-cell>
              <table:table-cell office:value-type="float" office:value="5558">
                <text:p>5558</text:p>
              </table:table-cell>
              <table:table-cell office:value-type="float" office:value="9476">
                <text:p>947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95">
                <text:p>3095</text:p>
              </table:table-cell>
              <table:table-cell office:value-type="float" office:value="5490">
                <text:p>549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636">
                <text:p>3636</text:p>
              </table:table-cell>
              <table:table-cell office:value-type="float" office:value="6068">
                <text:p>6068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456">
                <text:p>3456</text:p>
              </table:table-cell>
              <table:table-cell office:value-type="float" office:value="6172">
                <text:p>6172</text:p>
              </table:table-cell>
              <table:table-cell office:value-type="float" office:value="11002">
                <text:p>1100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09">
                <text:p>4209</text:p>
              </table:table-cell>
              <table:table-cell office:value-type="float" office:value="7006">
                <text:p>7006</text:p>
              </table:table-cell>
              <table:table-cell office:value-type="float" office:value="11910">
                <text:p>1191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340">
                <text:p>4340</text:p>
              </table:table-cell>
              <table:table-cell office:value-type="float" office:value="6652">
                <text:p>6652</text:p>
              </table:table-cell>
              <table:table-cell office:value-type="float" office:value="12745">
                <text:p>1274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5">
                <text:p>3845</text:p>
              </table:table-cell>
              <table:table-cell office:value-type="float" office:value="7190">
                <text:p>7190</text:p>
              </table:table-cell>
              <table:table-cell office:value-type="float" office:value="12833">
                <text:p>1283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2">
                <text:p>4392</text:p>
              </table:table-cell>
              <table:table-cell office:value-type="float" office:value="7713">
                <text:p>7713</text:p>
              </table:table-cell>
              <table:table-cell office:value-type="float" office:value="14956">
                <text:p>1495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15">
                <text:p>4715</text:p>
              </table:table-cell>
              <table:table-cell office:value-type="float" office:value="8135">
                <text:p>8135</text:p>
              </table:table-cell>
              <table:table-cell office:value-type="float" office:value="14839">
                <text:p>1483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756">
                <text:p>4756</text:p>
              </table:table-cell>
              <table:table-cell office:value-type="float" office:value="8308">
                <text:p>8308</text:p>
              </table:table-cell>
              <table:table-cell office:value-type="float" office:value="16627">
                <text:p>166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948">
                <text:p>4948</text:p>
              </table:table-cell>
              <table:table-cell office:value-type="float" office:value="9002">
                <text:p>9002</text:p>
              </table:table-cell>
              <table:table-cell office:value-type="float" office:value="17821">
                <text:p>1782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644">
                <text:p>5644</text:p>
              </table:table-cell>
              <table:table-cell office:value-type="float" office:value="9998">
                <text:p>9998</text:p>
              </table:table-cell>
              <table:table-cell office:value-type="float" office:value="19332">
                <text:p>1933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898">
                <text:p>5898</text:p>
              </table:table-cell>
              <table:table-cell office:value-type="float" office:value="10435">
                <text:p>10435</text:p>
              </table:table-cell>
              <table:table-cell office:value-type="float" office:value="19090">
                <text:p>1909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868">
                <text:p>5868</text:p>
              </table:table-cell>
              <table:table-cell office:value-type="float" office:value="10397">
                <text:p>10397</text:p>
              </table:table-cell>
              <table:table-cell office:value-type="float" office:value="17507">
                <text:p>1750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56">
                <text:p>6456</text:p>
              </table:table-cell>
              <table:table-cell office:value-type="float" office:value="11133">
                <text:p>11133</text:p>
              </table:table-cell>
              <table:table-cell office:value-type="float" office:value="18522">
                <text:p>1852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57">
                <text:p>7057</text:p>
              </table:table-cell>
              <table:table-cell office:value-type="float" office:value="11306">
                <text:p>11306</text:p>
              </table:table-cell>
              <table:table-cell office:value-type="float" office:value="18298">
                <text:p>1829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43">
                <text:p>7043</text:p>
              </table:table-cell>
              <table:table-cell office:value-type="float" office:value="10772">
                <text:p>10772</text:p>
              </table:table-cell>
              <table:table-cell office:value-type="float" office:value="18396">
                <text:p>1839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5481">
                <text:p>5481</text:p>
              </table:table-cell>
              <table:table-cell office:value-type="float" office:value="10349">
                <text:p>10349</text:p>
              </table:table-cell>
              <table:table-cell office:value-type="float" office:value="16898">
                <text:p>1689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5687">
                <text:p>5687</text:p>
              </table:table-cell>
              <table:table-cell office:value-type="float" office:value="11476">
                <text:p>11476</text:p>
              </table:table-cell>
              <table:table-cell office:value-type="float" office:value="17740">
                <text:p>1774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7106">
                <text:p>7106</text:p>
              </table:table-cell>
              <table:table-cell office:value-type="float" office:value="11148">
                <text:p>11148</text:p>
              </table:table-cell>
              <table:table-cell office:value-type="float" office:value="18063">
                <text:p>1806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6893">
                <text:p>6893</text:p>
              </table:table-cell>
              <table:table-cell office:value-type="float" office:value="10808">
                <text:p>10808</text:p>
              </table:table-cell>
              <table:table-cell office:value-type="float" office:value="17906">
                <text:p>1790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5481">
                <text:p>5481</text:p>
              </table:table-cell>
              <table:table-cell office:value-type="float" office:value="10266">
                <text:p>10266</text:p>
              </table:table-cell>
              <table:table-cell office:value-type="float" office:value="16562">
                <text:p>1656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6496">
                <text:p>6496</text:p>
              </table:table-cell>
              <table:table-cell office:value-type="float" office:value="11480">
                <text:p>11480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7106">
                <text:p>7106</text:p>
              </table:table-cell>
              <table:table-cell office:value-type="float" office:value="11026">
                <text:p>11026</text:p>
              </table:table-cell>
              <table:table-cell office:value-type="float" office:value="20776">
                <text:p>2077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6749">
                <text:p>6749</text:p>
              </table:table-cell>
              <table:table-cell office:value-type="float" office:value="11249">
                <text:p>11249</text:p>
              </table:table-cell>
              <table:table-cell office:value-type="float" office:value="22589">
                <text:p>2258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352">
                <text:p>5352</text:p>
              </table:table-cell>
              <table:table-cell office:value-type="float" office:value="11571">
                <text:p>11571</text:p>
              </table:table-cell>
              <table:table-cell office:value-type="float" office:value="23998">
                <text:p>2399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5328">
                <text:p>5328</text:p>
              </table:table-cell>
              <table:table-cell office:value-type="float" office:value="11991">
                <text:p>11991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6252">
                <text:p>6252</text:p>
              </table:table-cell>
              <table:table-cell office:value-type="float" office:value="13986">
                <text:p>13986</text:p>
              </table:table-cell>
              <table:table-cell office:value-type="float" office:value="30104">
                <text:p>3010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5340">
                <text:p>5340</text:p>
              </table:table-cell>
              <table:table-cell office:value-type="float" office:value="15084">
                <text:p>15084</text:p>
              </table:table-cell>
              <table:table-cell office:value-type="float" office:value="32731">
                <text:p>3273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5556">
                <text:p>5556</text:p>
              </table:table-cell>
              <table:table-cell office:value-type="float" office:value="14904">
                <text:p>14904</text:p>
              </table:table-cell>
              <table:table-cell office:value-type="float" office:value="31666">
                <text:p>3166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6096">
                <text:p>6096</text:p>
              </table:table-cell>
              <table:table-cell office:value-type="float" office:value="15729">
                <text:p>15729</text:p>
              </table:table-cell>
              <table:table-cell office:value-type="float" office:value="33072">
                <text:p>3307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6072">
                <text:p>6072</text:p>
              </table:table-cell>
              <table:table-cell office:value-type="float" office:value="17892">
                <text:p>17892</text:p>
              </table:table-cell>
              <table:table-cell office:value-type="float" office:value="36991">
                <text:p>36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5892">
                <text:p>5892</text:p>
              </table:table-cell>
              <table:table-cell office:value-type="float" office:value="16203">
                <text:p>16203</text:p>
              </table:table-cell>
              <table:table-cell office:value-type="float" office:value="34788">
                <text:p>3478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6468">
                <text:p>6468</text:p>
              </table:table-cell>
              <table:table-cell office:value-type="float" office:value="17391">
                <text:p>17391</text:p>
              </table:table-cell>
              <table:table-cell office:value-type="float" office:value="34632">
                <text:p>3463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6156">
                <text:p>6156</text:p>
              </table:table-cell>
              <table:table-cell office:value-type="float" office:value="18756">
                <text:p>18756</text:p>
              </table:table-cell>
              <table:table-cell office:value-type="float" office:value="40638">
                <text:p>4063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040">
                <text:p>5040</text:p>
              </table:table-cell>
              <table:table-cell office:value-type="float" office:value="17355">
                <text:p>17355</text:p>
              </table:table-cell>
              <table:table-cell office:value-type="float" office:value="35926">
                <text:p>3592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5412">
                <text:p>5412</text:p>
              </table:table-cell>
              <table:table-cell office:value-type="float" office:value="17982">
                <text:p>17982</text:p>
              </table:table-cell>
              <table:table-cell office:value-type="float" office:value="36421">
                <text:p>3642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4871">
                <text:p>4871</text:p>
              </table:table-cell>
              <table:table-cell office:value-type="float" office:value="18288">
                <text:p>18288</text:p>
              </table:table-cell>
              <table:table-cell office:value-type="float" office:value="39720">
                <text:p>3972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5050">
                <text:p>5050</text:p>
              </table:table-cell>
              <table:table-cell office:value-type="float" office:value="18820">
                <text:p>18820</text:p>
              </table:table-cell>
              <table:table-cell office:value-type="float" office:value="40592">
                <text:p>4059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5406">
                <text:p>5406</text:p>
              </table:table-cell>
              <table:table-cell office:value-type="float" office:value="17676">
                <text:p>17676</text:p>
              </table:table-cell>
              <table:table-cell office:value-type="float" office:value="40936">
                <text:p>4093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6735">
                <text:p>6735</text:p>
              </table:table-cell>
              <table:table-cell office:value-type="float" office:value="20316">
                <text:p>20316</text:p>
              </table:table-cell>
              <table:table-cell office:value-type="float" office:value="43989">
                <text:p>4398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8425">
                <text:p>8425</text:p>
              </table:table-cell>
              <table:table-cell office:value-type="float" office:value="20361">
                <text:p>20361</text:p>
              </table:table-cell>
              <table:table-cell office:value-type="float" office:value="43774">
                <text:p>4377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8835">
                <text:p>8835</text:p>
              </table:table-cell>
              <table:table-cell office:value-type="float" office:value="20927">
                <text:p>20927</text:p>
              </table:table-cell>
              <table:table-cell office:value-type="float" office:value="43898">
                <text:p>4389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8570">
                <text:p>8570</text:p>
              </table:table-cell>
              <table:table-cell office:value-type="float" office:value="20548">
                <text:p>20548</text:p>
              </table:table-cell>
              <table:table-cell office:value-type="float" office:value="42581">
                <text:p>4258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8964">
                <text:p>8964</text:p>
              </table:table-cell>
              <table:table-cell office:value-type="float" office:value="21206">
                <text:p>21206</text:p>
              </table:table-cell>
              <table:table-cell office:value-type="float" office:value="46207">
                <text:p>4620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650">
                <text:p>8650</text:p>
              </table:table-cell>
              <table:table-cell office:value-type="float" office:value="20488">
                <text:p>20488</text:p>
              </table:table-cell>
              <table:table-cell office:value-type="float" office:value="50141">
                <text:p>5014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8291">
                <text:p>8291</text:p>
              </table:table-cell>
              <table:table-cell office:value-type="float" office:value="20557">
                <text:p>20557</text:p>
              </table:table-cell>
              <table:table-cell office:value-type="float" office:value="54411">
                <text:p>5441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8317">
                <text:p>8317</text:p>
              </table:table-cell>
              <table:table-cell office:value-type="float" office:value="20099">
                <text:p>20099</text:p>
              </table:table-cell>
              <table:table-cell office:value-type="float" office:value="59044">
                <text:p>5904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8343">
                <text:p>8343</text:p>
              </table:table-cell>
              <table:table-cell office:value-type="float" office:value="20192">
                <text:p>20192</text:p>
              </table:table-cell>
              <table:table-cell office:value-type="float" office:value="64072">
                <text:p>6407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8369">
                <text:p>8369</text:p>
              </table:table-cell>
              <table:table-cell office:value-type="float" office:value="20132">
                <text:p>20132</text:p>
              </table:table-cell>
              <table:table-cell office:value-type="float" office:value="69527">
                <text:p>6952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8303">
                <text:p>8303</text:p>
              </table:table-cell>
              <table:table-cell office:value-type="float" office:value="20007">
                <text:p>20007</text:p>
              </table:table-cell>
              <table:table-cell office:value-type="float" office:value="75448">
                <text:p>75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07.25">
                <text:p>5907.2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005.66666666667">
                <text:p>6005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6cm" svg:y="1.404cm" svg:width="30.88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7.9075">
                <text:p>27.907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9.2666666666667">
                <text:p>29.2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4cm" svg:y="1.352cm" svg:width="31.34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3276799998247">
                <text:p>1.43276799998247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5411790870023">
                <text:p>1.4541179087002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297722816467">
                <text:p>1.16297722816467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6459170429844">
                <text:p>1.2645917042984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7929853221455">
                <text:p>1.6792985322145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88168123427598">
                <text:p>0.98816812342759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8928758112169">
                <text:p>1.28928758112169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41673506504857">
                <text:p>1.4167350650485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10249042745078">
                <text:p>1.1024904274507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3955050675998">
                <text:p>1.3395505067599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7132957069175">
                <text:p>1.2713295706917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856103250007">
                <text:p>1.2485610325000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7011787644296">
                <text:p>1.0701178764429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709568317444">
                <text:p>1.1970956831744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779779994859">
                <text:p>1.1577977999485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876371372121">
                <text:p>1.2587637137212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7393385896626">
                <text:p>1.2739338589662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4269630014083">
                <text:p>1.24269630014083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4491173337616">
                <text:p>1.1449117333761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3692099606022">
                <text:p>1.3369209960602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7212324323169">
                <text:p>1.27212324323169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83258518431">
                <text:p>1.28325851843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647459006873">
                <text:p>1.2264745900687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4899861133253">
                <text:p>1.24899861133253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9927278307857">
                <text:p>1.2992727830785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9088628355388">
                <text:p>1.2908862835538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4892954409271">
                <text:p>1.1489295440927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682656967168">
                <text:p>1.1568265696716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640434404">
                <text:p>1.164043440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0327682541358">
                <text:p>1.203276825413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49963834553">
                <text:p>1.1504996383455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8021613572948">
                <text:p>1.0802161357294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3345035042385">
                <text:p>1.1334503504238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5203183928887">
                <text:p>1.1520318392888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6940446279978">
                <text:p>1.1694044627997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2117400072101">
                <text:p>1.1211740007210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1331406532601">
                <text:p>1.3133140653260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6285409202118">
                <text:p>1.2628540920211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4512818921934">
                <text:p>1.2451281892193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4277509275767">
                <text:p>1.1427750927576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4163128380102">
                <text:p>1.1416312838010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58292308598">
                <text:p>1.25829230859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684123695435">
                <text:p>1.2168412369543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6941291143637">
                <text:p>1.2694129114363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8372871807233">
                <text:p>1.2837287180723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869979330481289">
                <text:p>0.86997933048128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955963627713968">
                <text:p>0.95596362771396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18581561256846">
                <text:p>1.1858156125684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15589292294246">
                <text:p>1.1558929229424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0.8378839273794">
                <text:p>0.837883927379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8742286941638">
                <text:p>1.1874228694163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23988340599815">
                <text:p>1.2398834059981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0.942423042692222">
                <text:p>0.94242304269222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0.895699716706902">
                <text:p>0.89569971670690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0.724249287207608">
                <text:p>0.72424928720760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964660671224549">
                <text:p>0.96466067122454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0.957099519521914">
                <text:p>0.95709951952191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28093817353389">
                <text:p>1.2809381735338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31976612117725">
                <text:p>1.3197661211772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5172569321374">
                <text:p>1.1517256932137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21050424709582">
                <text:p>1.2105042470958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4601286464877">
                <text:p>1.1460128646487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0535080533099">
                <text:p>1.0053508053309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0743003555102">
                <text:p>1.0074300355510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6961659255603">
                <text:p>1.0696165925560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2963356899381">
                <text:p>1.0296335689938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5433062003445">
                <text:p>1.0543306200344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599892105253">
                <text:p>1.059989210525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7990594628971">
                <text:p>1.2799059462897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0535080533099">
                <text:p>1.0053508053309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23130112019034">
                <text:p>1.2313011201903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20238112718156">
                <text:p>1.2023811271815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64149356372604">
                <text:p>0.96414935637260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17282026834977">
                <text:p>1.1728202683497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76023248360681">
                <text:p>0.9760232483606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2280321317601">
                <text:p>1.0228032131760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7706.5">
                <text:p>17706.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168.3333333333">
                <text:p>1616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